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</style:style>
    <style:style style:name="gr34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5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982cm"/>
    </style:style>
    <style:style style:name="pr4" style:family="presentation" style:parent-style-name="Title_2c__20_2_20_Content-notes">
      <style:graphic-properties draw:fill-color="#ffffff" fo:min-height="11.982cm"/>
    </style:style>
    <style:style style:name="pr5" style:family="presentation" style:parent-style-name="Default_20_1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7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83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55cm" fo:margin-bottom="0cm" fo:line-height="100%" fo:text-align="start" fo:text-indent="0cm"/>
    </style:style>
    <style:style style:name="P10" style:family="paragraph">
      <style:paragraph-properties fo:margin-left="0cm" fo:margin-right="0cm" fo:margin-top="0.141cm" fo:margin-bottom="0cm" fo:line-height="100%" fo:text-align="start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099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.113cm" fo:margin-bottom="0cm" fo:line-height="100%" fo:text-align="start" fo:text-indent="0cm"/>
    </style:style>
    <style:style style:name="P27" style:family="paragraph">
      <style:paragraph-properties fo:margin-left="0.953cm" fo:margin-right="0cm" fo:margin-top="0.169cm" fo:margin-bottom="0cm" fo:line-height="100%" fo:text-align="start" fo:text-indent="-0.949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6f5bd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style:paragraph-properties fo:margin-left="0.953cm" fo:margin-right="0cm" fo:margin-top="0.169cm" fo:margin-bottom="0cm" fo:line-height="95%" fo:text-align="start" fo:text-indent="-0.949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69cm" fo:margin-bottom="0cm" fo:line-height="95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top="0.423cm" fo:margin-bottom="0cm" fo:line-height="100%" fo:text-align="start"/>
    </style:style>
    <style:style style:name="P3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69cm" fo:margin-bottom="0cm" fo:line-height="85%" fo:text-align="start" fo:text-indent="0cm"/>
    </style:style>
    <style:style style:name="P36" style:family="paragraph">
      <style:paragraph-properties fo:margin-left="0cm" fo:margin-right="0cm" fo:margin-top="0.141cm" fo:margin-bottom="0cm" fo:line-height="90%" fo:text-align="start" fo:text-indent="0cm"/>
    </style:style>
    <style:style style:name="P37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d5f1cf"/>
      <style:paragraph-properties fo:text-align="start"/>
      <style:text-properties fo:font-size="18pt"/>
    </style:style>
    <style:style style:name="P39" style:family="paragraph">
      <loext:graphic-properties draw:fill="solid" draw:fill-color="#f2dcdb"/>
      <style:paragraph-properties fo:text-align="start"/>
      <style:text-properties fo:font-size="18pt"/>
    </style:style>
    <style:style style:name="P40" style:family="paragraph">
      <loext:graphic-properties draw:fill="solid" draw:fill-color="#808080"/>
      <style:paragraph-properties fo:text-align="start"/>
      <style:text-properties fo:font-size="18pt"/>
    </style:style>
    <style:style style:name="P41" style:family="paragraph">
      <style:paragraph-properties fo:margin-top="0.353cm" fo:margin-bottom="0cm" fo:line-height="100%" fo:text-align="center"/>
    </style:style>
    <style:style style:name="P42" style:family="paragraph">
      <loext:graphic-properties draw:fill="solid" draw:fill-color="#c00000"/>
      <style:paragraph-properties fo:text-align="start"/>
      <style:text-properties fo:font-size="18pt"/>
    </style:style>
    <style:style style:name="P43" style:family="paragraph">
      <loext:graphic-properties draw:fill="solid" draw:fill-color="#f1c7c7"/>
      <style:paragraph-properties fo:text-align="start"/>
      <style:text-properties fo:font-size="18pt"/>
    </style:style>
    <style:style style:name="P44" style:family="paragraph">
      <style:paragraph-properties fo:margin-left="0cm" fo:margin-right="0cm" fo:margin-top="0cm" fo:margin-bottom="0cm" fo:line-height="85%" fo:text-align="start" fo:text-indent="0cm"/>
    </style:style>
    <style:style style:name="P45" style:family="paragraph">
      <style:paragraph-properties fo:margin-left="0cm" fo:margin-right="0cm" fo:margin-top="0.169cm" fo:margin-bottom="0cm" fo:line-height="90%" fo:text-align="start" fo:text-indent="0cm"/>
    </style:style>
    <style:style style:name="P46" style:family="paragraph">
      <style:paragraph-properties fo:margin-left="0cm" fo:margin-right="0cm" fo:margin-top="0cm" fo:margin-bottom="0cm" fo:line-height="90%" fo:text-align="start" fo:text-indent="0cm"/>
    </style:style>
    <style:style style:name="P47" style:family="paragraph">
      <style:paragraph-properties fo:margin-left="0cm" fo:margin-right="0cm" fo:margin-top="0.141cm" fo:margin-bottom="0cm" fo:line-height="97%" fo:text-align="start" fo:text-indent="0cm"/>
    </style:style>
    <style:style style:name="P48" style:family="paragraph">
      <style:paragraph-properties fo:margin-left="0cm" fo:margin-right="0cm" fo:margin-top="0.169cm" fo:margin-bottom="0cm" fo:line-height="97%" fo:text-align="start" fo:text-indent="0cm"/>
    </style:style>
    <style:style style:name="P49" style:family="paragraph">
      <style:paragraph-properties fo:margin-left="0cm" fo:margin-right="0cm" fo:margin-top="0cm" fo:margin-bottom="0cm" fo:line-height="97%" fo:text-align="start" fo:text-indent="0cm"/>
    </style:style>
    <style:style style:name="P50" style:family="paragraph">
      <loext:graphic-properties draw:fill="solid" draw:fill-color="#e49494"/>
      <style:paragraph-properties fo:text-align="start"/>
      <style:text-properties fo:font-size="18pt"/>
    </style:style>
    <style:style style:name="P51" style:family="paragraph">
      <style:paragraph-properties fo:margin-top="0.318cm" fo:margin-bottom="0cm" fo:line-height="100%" fo:text-align="start"/>
    </style:style>
    <style:style style:name="P5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 Narrow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9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0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 Black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8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49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2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3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6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5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0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61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63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4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6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7" style:family="text">
      <style:text-properties fo:font-variant="normal" fo:text-transform="none" fo:color="#c1651c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69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0" style:family="text">
      <style:text-properties fo:font-variant="normal" fo:text-transform="none" fo:color="#2c929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1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2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3" style:family="text">
      <style:text-properties fo:font-variant="normal" fo:text-transform="none" fo:color="#10770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00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9e4c0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0f7574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9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8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0" style:family="text">
      <style:text-properties fo:font-variant="normal" fo:text-transform="none" fo:color="#c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2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-25% 58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4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9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6" style:family="text">
      <style:text-properties fo:font-variant="normal" fo:text-transform="none" fo:color="#9d3e4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7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99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1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2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3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4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5" style:family="text">
      <style:text-properties fo:font-variant="normal" fo:text-transform="none" fo:color="#db6f6f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6cm" svg:height="5.411cm" svg:x="1.905cm" svg:y="4.445cm">
          <text:p text:style-name="P1"><text:span text:style-name="T1">Concurrent Programming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2">Nov</text:span><text:span text:style-name="T4">. 7, 2018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mind tends to be 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of time is often 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about all possible sequences of events in a computer system is at least error prone and frequently 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8">Races:</text:span><text:span text:style-name="T9"> outcome depends on arbitrary scheduling decisions 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Example: who gets the last seat on the airplane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improper resource allocation prevents forward progress</text:span></text:p>
                  <text:list>
                    <text:list-item>
                      <text:p text:style-name="P10"><text:span text:style-name="T4">Example: traffic gridlock</text:span></text:p>
                    </text:list-item>
                  </text:list>
                </text:list-item>
                <text:list-item>
                  <text:p text:style-name="P9"><text:span text:style-name="T8">Livelock / Starvation / Fairness</text:span><text:span text:style-name="T9">: external events and/or system scheduling decisions can prevent sub-task progress</text:span></text:p>
                  <text:list>
                    <text:list-item>
                      <text:p text:style-name="P10"><text:span text:style-name="T4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aspects of concurrent programming are beyond the scope of our course..</text:span></text:p>
              <text:list>
                <text:list-item>
                  <text:p text:style-name="P9"><text:span text:style-name="T9">but, not all </text:span><text:span text:style-name="T10"></text:span></text:p>
                </text:list-item>
                <text:list-item>
                  <text:p text:style-name="P9"><text:span text:style-name="T9">We’ll cover some of these aspects in the next few lectures. </text:span></text:p>
                </text:list-item>
              </text:list>
            </text:list-item>
          </text:list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2">Program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4">Code, data, and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4">Process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2">Thread context:</text:span></text:p>
          <text:p text:style-name="P1"><text:span text:style-name="T16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tack pointer (SP)</text:span></text:p>
          <text:p text:style-name="P1"><text:span text:style-name="T12"><text:s text:c="4"/></text:span><text:span text:style-name="T12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7"><text:s/></text:span><text:span text:style-name="T14">Code, data, 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2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2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4">Thread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2">Kernel context:</text:span></text:p>
          <text:p text:style-name="P1"><text:span text:style-name="T15"><text:s text:c="4"/></text:span><text:span text:style-name="T12">VM structures</text:span></text:p>
          <text:p text:style-name="P1"><text:span text:style-name="T12"><text:s text:c="4"/></text:span><text:span text:style-name="T12">Descriptor table</text:span></text:p>
          <text:p text:style-name="P1"><text:span text:style-name="T12"><text:s text:c="4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8">Multiple threads can be associated with a proces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5">Thread 1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1</text:span></text:p>
          <text:p text:style-name="P1"><text:span text:style-name="T12"><text:s text:c="4"/></text:span><text:span text:style-name="T12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2">sta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4">Thread 1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2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2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2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4"><text:s/></text:span><text:span text:style-name="T14">Shared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2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5">Kernel context:</text:span></text:p>
          <text:p text:style-name="P1"><text:span text:style-name="T20"><text:s text:c="3"/></text:span><text:span text:style-name="T12">VM structures</text:span></text:p>
          <text:p text:style-name="P1"><text:span text:style-name="T12"><text:s text:c="3"/></text:span><text:span text:style-name="T12">Descriptor table</text:span></text:p>
          <text:p text:style-name="P1"><text:span text:style-name="T12"><text:s text:c="3"/></text:span><text:span text:style-name="T12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5">Thread 2 context:</text:span></text:p>
          <text:p text:style-name="P1"><text:span text:style-name="T12"><text:s text:c="4"/></text:span><text:span text:style-name="T12">Data registers</text:span></text:p>
          <text:p text:style-name="P1"><text:span text:style-name="T12"><text:s text:c="4"/></text:span><text:span text:style-name="T12">Condition codes</text:span></text:p>
          <text:p text:style-name="P1"><text:span text:style-name="T12"><text:s text:c="4"/></text:span><text:span text:style-name="T12">SP2</text:span></text:p>
          <text:p text:style-name="P1"><text:span text:style-name="T12"><text:s text:c="4"/></text:span><text:span text:style-name="T12">P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2">sta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4">Thread 2 (peer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2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2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2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2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2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2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2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2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2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2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2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2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2">shared code, data</text:span></text:p>
          <text:p text:style-name="P12"><text:span text:style-name="T12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1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2">Single 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Simulate parallelism by time slicing</text:span></text:p>
                </text:list-item>
              </text:list>
            </text:list-item>
          </text:list>
          <text:p text:style-name="P21"><text:span text:style-name="T24"/></text:p>
          <text:p text:style-name="P2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2">Multi-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3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2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2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2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5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4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6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7">Pthreads:</text:span><text:span text:style-name="T18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28">pthread_create()</text:span></text:p>
                    </text:list-item>
                    <text:list-item>
                      <text:p text:style-name="P10"><text:span text:style-name="T28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8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8">pthread_cancel()</text:span></text:p>
                    </text:list-item>
                    <text:list-item>
                      <text:p text:style-name="P10"><text:span text:style-name="T28">pthread_exit() </text:span><text:span text:style-name="T28"><text:tab/></text:span><text:span text:style-name="T4">[terminates current thread]</text:span></text:p>
                    </text:list-item>
                    <text:list-item>
                      <text:p text:style-name="P10"><text:span text:style-name="T28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8">pthread_mutex_init</text:span></text:p>
                    </text:list-item>
                    <text:list-item>
                      <text:p text:style-name="P10"><text:span text:style-name="T28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5" draw:text-style-name="P16" draw:layer="layout" svg:width="17.741cm" svg:height="4.1cm" svg:x="2.117cm" svg:y="14.523cm"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 </text:span><text:span text:style-name="T33">/* thread routine */</text:span></text:p>
          <text:p text:style-name="P1"><text:span text:style-name="T30">{</text:span></text:p>
          <text:p text:style-name="P1"><text:span text:style-name="T30"><text:s text:c="4"/></text:span><text:span text:style-name="T30">printf(</text:span><text:span text:style-name="T34">"Hello, world!\n"</text:span><text:span text:style-name="T30">);</text:span></text:p>
          <text:p text:style-name="P1"><text:span text:style-name="T30"><text:s text:c="4"/></text:span><text:span text:style-name="T35">return</text:span><text:span text:style-name="T30"> </text:span><text:span text:style-name="T36">NULL</text:span><text:span text:style-name="T30">; <text:s text:c="1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6" draw:layer="layout" svg:width="27.653cm" svg:height="9.037cm" svg:x="2.101cm" svg:y="3.935cm">
          <text:p text:style-name="P1"><text:span text:style-name="T33">/* <text:s text:c="110"/></text:span></text:p>
          <text:p text:style-name="P1"><text:span text:style-name="T33"><text:s/></text:span><text:span text:style-name="T33">* hello.c - Pthreads "hello, world" program <text:s text:c="68"/></text:span></text:p>
          <text:p text:style-name="P1"><text:span text:style-name="T33"><text:s/></text:span><text:span text:style-name="T33">*/</text:span></text:p>
          <text:p text:style-name="P1"><text:span text:style-name="T37">#include</text:span><text:span text:style-name="T30"> </text:span><text:span text:style-name="T34">"csapp.h"</text:span></text:p>
          <text:p text:style-name="P1"><text:span text:style-name="T29">void</text:span><text:span text:style-name="T30"> *</text:span><text:span text:style-name="T31">thread</text:span><text:span text:style-name="T30">(</text:span><text:span text:style-name="T29">void</text:span><text:span text:style-name="T30"> *</text:span><text:span text:style-name="T32">vargp</text:span><text:span text:style-name="T30">); <text:s text:c="19"/>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 <text:s text:c="27"/></text:span></text:p>
          <text:p text:style-name="P1"><text:span text:style-name="T30"><text:s text:c="4"/></text:span><text:span text:style-name="T30">Pthread_create(&amp;tid, </text:span><text:span text:style-name="T36">NULL</text:span><text:span text:style-name="T30">, thread, </text:span><text:span text:style-name="T36">NULL</text:span><text:span text:style-name="T30">); </text:span></text:p>
          <text:p text:style-name="P1"><text:span text:style-name="T30"><text:s text:c="4"/></text:span><text:span text:style-name="T30">Pthread_join(tid, </text:span><text:span text:style-name="T36">NULL</text:span><text:span text:style-name="T30">); <text:s text:c="17"/></text:span></text:p>
          <text:p text:style-name="P1"><text:span text:style-name="T30"><text:s text:c="4"/></text:span><text:span text:style-name="T30">exit(0); <text:s text:c="33"/></text:span></text:p>
          <text:p text:style-name="P1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3" draw:layer="layout" svg:width="5.394cm" svg:height="1.943cm" svg:x="19.768cm" svg:y="5.301cm">
          <text:p text:style-name="P12"><text:span text:style-name="T39">Thread attributes </text:span></text:p>
          <text:p text:style-name="P12"><text:span text:style-name="T39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6" draw:text-style-name="P23" draw:layer="layout" svg:width="5.555cm" svg:height="1.943cm" svg:x="19.394cm" svg:y="10.761cm">
          <text:p text:style-name="P12"><text:span text:style-name="T39">Thread arguments</text:span></text:p>
          <text:p text:style-name="P12"><text:span text:style-name="T39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6" draw:text-style-name="P23" draw:layer="layout" svg:width="3.988cm" svg:height="1.943cm" svg:x="19.377cm" svg:y="13.786cm">
          <text:p text:style-name="P12"><text:span text:style-name="T39">Return value</text:span></text:p>
          <text:p text:style-name="P12"><text:span text:style-name="T39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6" draw:text-style-name="P23" draw:layer="layout" svg:width="3.171cm" svg:height="1.096cm" svg:x="14.262cm" svg:y="5.724cm">
          <text:p text:style-name="P12"><text:span text:style-name="T39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6" draw:text-style-name="P23" draw:layer="layout" svg:width="4.556cm" svg:height="1.096cm" svg:x="20.187cm" svg:y="8.582cm">
          <text:p text:style-name="P12"><text:span text:style-name="T39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40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2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2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polyline draw:name="Line 5" draw:style-name="gr11" draw:text-style-name="P17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1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7" draw:text-style-name="P17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7">Main thread waits for </text:span></text:p>
          <text:p text:style-name="P5"><text:span text:style-name="T17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7" draw:text-style-name="P17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2">exit()</text:span><text:span text:style-name="T43"> </text:span></text:p>
          <text:p text:style-name="P5"><text:span text:style-name="T17">Terminates </text:span></text:p>
          <text:p text:style-name="P5"><text:span text:style-name="T17">main thread and </text:span></text:p>
          <text:p text:style-name="P5"><text:span text:style-name="T17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3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3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xml:id="id12" draw:id="id12" draw:layer="layout" svg:width="6.981cm" svg:height="1.01cm" svg:x="0.847cm" svg:y="12.277cm">
          <text:p text:style-name="P5"><text:span text:style-name="T43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1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7">Peer thread</text:span></text:p>
          <text:p text:style-name="P1"><text:span text:style-name="T17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3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</text:list-item>
          </text:list>
          <text:p text:style-name="P24"><text:span text:style-name="T7"/></text:p>
          <text:list text:continue-numbering="true" text:style-name="L3">
            <text:list-item>
              <text:p text:style-name="P7"><text:span text:style-name="T44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5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8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The answer is not as simple as “</text:span><text:span text:style-name="T26">global variables are shared</text:span><text:span text:style-name="T4">” and </text:span><text:span text:style-name="T2"><text:line-break/></text:span><text:span text:style-name="T4">“</text:span><text:span text:style-name="T26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5"/></text:p>
          <text:list text:continue-numbering="true" text:style-name="L3">
            <text:list-item>
              <text:p text:style-name="P11"><text:span text:style-name="T27">Def:</text:span><text:span text:style-name="T18"> A variable </text:span><text:span text:style-name="T46">x</text:span><text:span text:style-name="T18"> is </text:span><text:span text:style-name="T27">shared </text:span><text:span text:style-name="T18">if and only if multiple threads reference some instance of </text:span><text:span text:style-name="T46">x</text:span><text:span text:style-name="T18">. </text:span></text:p>
            </text:list-item>
          </text:list>
          <text:p text:style-name="P11"><text:span text:style-name="T24"/></text:p>
          <text:list text:continue-numbering="true" text:style-name="L3">
            <text:list-item>
              <text:p text:style-name="P11"><text:span text:style-name="T18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8">Conceptual model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6"><text:span text:style-name="T47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6"><text:span text:style-name="T47">Code, data, heap, and shared library segments of the process virtual address space</text:span></text:p>
                    </text:list-item>
                    <text:list-item>
                      <text:p text:style-name="P26"><text:span text:style-name="T47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8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5"/></text:p>
          <text:p text:style-name="P27"><text:span text:style-name="T48">The mismatch between the conceptual and operation model </text:span><text:span text:style-name="T2"><text:line-break/></text:span><text:span text:style-name="T48">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1.849cm" svg:height="13.093cm" svg:x="0.212cm" svg:y="4.019cm">
          <text:p text:style-name="P1"><text:span text:style-name="T29">char</text:span><text:span text:style-name="T30"> **</text:span><text:span text:style-name="T32">ptr</text:span><text:span text:style-name="T30">; <text:s/></text:span><text:span text:style-name="T33">/* global var */</text:span></text:p>
          <text:p text:style-name="P1"><text:span text:style-name="T38"/></text:p>
          <text:p text:style-name="P1"><text:span text:style-name="T29">int</text:span><text:span text:style-name="T30"> </text:span><text:span text:style-name="T31">main</text:span><text:span text:style-name="T30">()</text:span></text:p>
          <text:p text:style-name="P1"><text:span text:style-name="T30">{</text:span></text:p>
          <text:p text:style-name="P1"><text:span text:style-name="T30"><text:s text:c="4"/></text:span><text:span text:style-name="T29">long</text:span><text:span text:style-name="T30"> </text:span><text:span text:style-name="T32">i</text:span><text:span text:style-name="T30">;</text:span></text:p>
          <text:p text:style-name="P1"><text:span text:style-name="T30"><text:s text:c="4"/></text:span><text:span text:style-name="T29">pthread_t</text:span><text:span text:style-name="T30"> </text:span><text:span text:style-name="T32">tid</text:span><text:span text:style-name="T30">;</text:span></text:p>
          <text:p text:style-name="P1"><text:span text:style-name="T30"><text:s text:c="4"/></text:span><text:span text:style-name="T29">char</text:span><text:span text:style-name="T30"> *</text:span><text:span text:style-name="T32">msgs</text:span><text:span text:style-name="T30">[2] = {</text:span></text:p>
          <text:p text:style-name="P1"><text:span text:style-name="T30"><text:s text:c="8"/></text:span><text:span text:style-name="T34">"Hello from foo"</text:span><text:span text:style-name="T30">,</text:span></text:p>
          <text:p text:style-name="P1"><text:span text:style-name="T30"><text:s text:c="8"/></text:span><text:span text:style-name="T34">"Hello from bar"</text:span></text:p>
          <text:p text:style-name="P1"><text:span text:style-name="T30"><text:s text:c="4"/></text:span><text:span text:style-name="T30">};</text:span></text:p>
          <text:p text:style-name="P1"><text:span text:style-name="T38"/></text:p>
          <text:p text:style-name="P1"><text:span text:style-name="T30"><text:s text:c="4"/></text:span><text:span text:style-name="T30">ptr = msgs;</text:span></text:p>
          <text:p text:style-name="P1"><text:span text:style-name="T30"><text:s text:c="4"/></text:span><text:span text:style-name="T35">for</text:span><text:span text:style-name="T30"> (i = 0; i &lt; 2; i++)</text:span></text:p>
          <text:p text:style-name="P1"><text:span text:style-name="T30"><text:s text:c="8"/></text:span><text:span text:style-name="T30">Pthread_create(&amp;tid, </text:span></text:p>
          <text:p text:style-name="P1"><text:span text:style-name="T30"><text:s text:c="12"/></text:span><text:span text:style-name="T36">NULL</text:span><text:span text:style-name="T30">, </text:span></text:p>
          <text:p text:style-name="P1"><text:span text:style-name="T30"><text:s text:c="12"/></text:span><text:span text:style-name="T30">thread, </text:span></text:p>
          <text:p text:style-name="P1"><text:span text:style-name="T30"><text:s text:c="12"/></text:span><text:span text:style-name="T30">(</text:span><text:span text:style-name="T29">void</text:span><text:span text:style-name="T30"> *)i);</text:span></text:p>
          <text:p text:style-name="P1"><text:span text:style-name="T30"><text:s text:c="4"/></text:span><text:span text:style-name="T30">Pthread_exit(</text:span><text:span text:style-name="T36">NULL</text:span><text:span text:style-name="T30">);</text:span></text:p>
          <text:p text:style-name="P1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8" draw:layer="layout" svg:width="11.278cm" svg:height="6.333cm" svg:x="13.32cm" svg:y="4.059cm">
          <text:p text:style-name="P1"><text:span text:style-name="T49">void</text:span><text:span text:style-name="T50"> *</text:span><text:span text:style-name="T51">thread</text:span><text:span text:style-name="T50">(</text:span><text:span text:style-name="T49">void</text:span><text:span text:style-name="T50"> *</text:span><text:span text:style-name="T52">vargp</text:span><text:span text:style-name="T50">)</text:span></text:p>
          <text:p text:style-name="P1"><text:span text:style-name="T50">{</text:span></text:p>
          <text:p text:style-name="P1"><text:span text:style-name="T50"><text:s text:c="4"/></text:span><text:span text:style-name="T49">long</text:span><text:span text:style-name="T50"> </text:span><text:span text:style-name="T52">myid</text:span><text:span text:style-name="T50"> = (</text:span><text:span text:style-name="T49">long</text:span><text:span text:style-name="T50">)vargp;</text:span></text:p>
          <text:p text:style-name="P1"><text:span text:style-name="T50"><text:s text:c="4"/></text:span><text:span text:style-name="T53">static</text:span><text:span text:style-name="T50"> </text:span><text:span text:style-name="T49">int</text:span><text:span text:style-name="T50"> </text:span><text:span text:style-name="T52">cnt</text:span><text:span text:style-name="T50"> = 0;</text:span></text:p>
          <text:p text:style-name="P1"><text:span text:style-name="T54"/></text:p>
          <text:p text:style-name="P1"><text:span text:style-name="T50"><text:s text:c="4"/></text:span><text:span text:style-name="T50">printf(</text:span><text:span text:style-name="T55">"[%ld]: <text:s/>%s (cnt=%d)\n"</text:span><text:span text:style-name="T50">, </text:span></text:p>
          <text:p text:style-name="P1"><text:span text:style-name="T50"><text:s text:c="11"/></text:span><text:span text:style-name="T50">myid, ptr[myid], ++cnt);</text:span></text:p>
          <text:p text:style-name="P1"><text:span text:style-name="T50"><text:s text:c="4"/></text:span><text:span text:style-name="T53">return</text:span><text:span text:style-name="T50"> </text:span><text:span text:style-name="T56">NULL</text:span><text:span text:style-name="T50">;</text:span></text:p>
          <text:p text:style-name="P1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" xml:id="id15" draw:id="id15" draw:layer="layout" svg:width="11.731cm" svg:height="1.523cm" svg:x="13.079cm" svg:y="10.874cm">
          <text:p text:style-name="P1"><text:span text:style-name="T57">Peer threads reference main thread’s stack</text:span></text:p>
          <text:p text:style-name="P1"><text:span text:style-name="T57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2" draw:text-style-name="P17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24" draw:text-style-name="P2" draw:layer="layout" svg:width="2.862cm" svg:height="1.01cm" svg:x="9.331cm" svg:y="16.331cm">
          <text:p text:style-name="P1"><text:span text:style-name="T40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8">Global variable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26">Def:</text:span><text:span text:style-name="T4"> <text:s/>Variable declared outside of a function</text:span></text:p>
                </text:list-item>
                <text:list-item>
                  <text:p text:style-name="P10"><text:span text:style-name="T58">Virtual memory contains exactly one instance of any global variable</text:span></text:p>
                </text:list-item>
              </text:list>
            </text:list-item>
          </text:list>
          <text:p text:style-name="P25"><text:span text:style-name="T45"/></text:p>
          <text:list text:continue-numbering="true" text:style-name="L3">
            <text:list-item>
              <text:p text:style-name="P11"><text:span text:style-name="T18">Local variables</text:span></text:p>
              <text:list>
                <text:list-item>
                  <text:p text:style-name="P10"><text:span text:style-name="T26">Def:</text:span><text:span text:style-name="T4"> Variable declared inside function without <text:s/></text:span><text:span text:style-name="T28">static</text:span><text:span text:style-name="T4"> attribute</text:span></text:p>
                </text:list-item>
                <text:list-item>
                  <text:p text:style-name="P10"><text:span text:style-name="T58">Each thread stack contains one instance of each local variable</text:span></text:p>
                </text:list-item>
              </text:list>
            </text:list-item>
          </text:list>
          <text:p text:style-name="P25"><text:span text:style-name="T45"/></text:p>
          <text:list text:continue-numbering="true" text:style-name="L3">
            <text:list-item>
              <text:p text:style-name="P11"><text:span text:style-name="T18">Local static variables</text:span></text:p>
              <text:list>
                <text:list-item>
                  <text:p text:style-name="P10"><text:span text:style-name="T26">Def: </text:span><text:span text:style-name="T4"><text:s/>Variable declared inside <text:s/>function with the </text:span><text:span text:style-name="T28">static</text:span><text:span text:style-name="T4"> attribute</text:span></text:p>
                </text:list-item>
                <text:list-item>
                  <text:p text:style-name="P10"><text:span text:style-name="T58">Virtual memory contains exactly one instance of any local static variable. </text:span></text:p>
                </text:list-item>
              </text:list>
            </text:list-item>
          </text:list>
          <text:p text:style-name="P25"><text:span text:style-name="T45"/></text:p>
          <text:p text:style-name="P25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8">Which variables are shared?</text:span></text:p>
            </text:list-item>
          </text:list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27"><text:span text:style-name="T24"/></text:p>
          <text:p text:style-name="P29"><text:span text:style-name="T24"/></text:p>
          <text:list text:continue-numbering="true" text:style-name="L2">
            <text:list-item>
              <text:p text:style-name="P30"><text:span text:style-name="T18">Answer: A variable </text:span><text:span text:style-name="T46">x</text:span><text:span text:style-name="T18"> is shared iff multiple threads reference at least one instance of </text:span><text:span text:style-name="T46">x</text:span><text:span text:style-name="T18">. Thus:</text:span></text:p>
            </text:list-item>
          </text:list>
          <text:list text:style-name="L6">
            <text:list-item>
              <text:list>
                <text:list-item>
                  <text:p text:style-name="P31"><text:span text:style-name="T59">ptr</text:span><text:span text:style-name="T3">, <text:s/></text:span><text:span text:style-name="T59">cnt</text:span><text:span text:style-name="T3">, and </text:span><text:span text:style-name="T59">msgs</text:span><text:span text:style-name="T3"> are shared</text:span></text:p>
                </text:list-item>
                <text:list-item>
                  <text:p text:style-name="P31"><text:span text:style-name="T59">i</text:span><text:span text:style-name="T3"> and </text:span><text:span text:style-name="T59">myid</text:span><text:span text:style-name="T3"> are </text:span><text:span text:style-name="T60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33" draw:layer="layout" svg:width="17.052cm" svg:height="6.518cm" svg:x="2.3cm" svg:y="4.934cm">
          <text:p text:style-name="P1"><text:span text:style-name="T61">Variable </text:span><text:span text:style-name="T61"><text:tab/></text:span><text:span text:style-name="T61"> <text:s/>Referenced by</text:span><text:span text:style-name="T61"><text:tab/></text:span><text:span text:style-name="T61">Referenced by </text:span><text:span text:style-name="T61"><text:tab/></text:span><text:span text:style-name="T61">Referenced by</text:span></text:p>
          <text:p text:style-name="P1"><text:span text:style-name="T61">instance</text:span><text:span text:style-name="T61"><text:tab/></text:span><text:span text:style-name="T61"> <text:s text:c="2"/>main thread?</text:span><text:span text:style-name="T61"><text:tab/></text:span><text:span text:style-name="T61">peer thread 0?</text:span><text:span text:style-name="T61"><text:tab/></text:span><text:span text:style-name="T61">peer thread 1?</text:span></text:p>
          <text:p text:style-name="P32"><text:span text:style-name="T41">ptr</text:span><text:span text:style-name="T41"><text:tab/></text:span><text:span text:style-name="T41"><text:tab/></text:span></text:p>
          <text:p text:style-name="P1"><text:span text:style-name="T41">cnt</text:span><text:span text:style-name="T41"><text:tab/></text:span><text:span text:style-name="T41"><text:tab/></text:span></text:p>
          <text:p text:style-name="P1"><text:span text:style-name="T41">i.m</text:span><text:span text:style-name="T41"><text:tab/></text:span><text:span text:style-name="T41"><text:tab/></text:span></text:p>
          <text:p text:style-name="P1"><text:span text:style-name="T41">msgs.m</text:span><text:span text:style-name="T41"><text:tab/></text:span><text:span text:style-name="T41"><text:tab/></text:span><text:span text:style-name="T41"><text:tab/></text:span></text:p>
          <text:p text:style-name="P1"><text:span text:style-name="T41">myid.p0</text:span><text:span text:style-name="T41"><text:tab/></text:span><text:span text:style-name="T41"><text:tab/></text:span></text:p>
          <text:p text:style-name="P1"><text:span text:style-name="T41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Shared variables are handy..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…</text:span><text:span text:style-name="T18">but introduce the possibility of nasty </text:span><text:span text:style-name="T27">synchronization</text:span><text:span text:style-name="T18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3">/* Global shared variable */</text:span></text:p>
          <text:p text:style-name="P1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1"><text:span text:style-name="T68"/></text:p>
          <text:p text:style-name="P1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1"><text:span text:style-name="T65">{</text:span></text:p>
          <text:p text:style-name="P1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1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1"><text:span text:style-name="T68"/></text:p>
          <text:p text:style-name="P1"><text:span text:style-name="T65"><text:s text:c="4"/></text:span><text:span text:style-name="T65">niters = atoi(argv[1]);</text:span></text:p>
          <text:p text:style-name="P1"><text:span text:style-name="T65"><text:s text:c="4"/></text:span><text:span text:style-name="T65">Pthread_create(&amp;tid1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create(&amp;tid2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join(tid1, </text:span><text:span text:style-name="T70">NULL</text:span><text:span text:style-name="T65">);</text:span></text:p>
          <text:p text:style-name="P1"><text:span text:style-name="T65"><text:s text:c="4"/></text:span><text:span text:style-name="T65">Pthread_join(tid2, </text:span><text:span text:style-name="T70">NULL</text:span><text:span text:style-name="T65">);</text:span></text:p>
          <text:p text:style-name="P1"><text:span text:style-name="T68"/></text:p>
          <text:p text:style-name="P1"><text:span text:style-name="T65"><text:s text:c="4"/></text:span><text:span text:style-name="T63">/* Check result */</text:span></text:p>
          <text:p text:style-name="P1"><text:span text:style-name="T65"><text:s text:c="4"/></text:span><text:span text:style-name="T64">if</text:span><text:span text:style-name="T65"> (cnt != (2 * niters))</text:span></text:p>
          <text:p text:style-name="P1"><text:span text:style-name="T65"><text:s text:c="8"/></text:span><text:span text:style-name="T65">printf(</text:span><text:span text:style-name="T71">"BOOM! cnt=%ld\n"</text:span><text:span text:style-name="T65">, cnt);</text:span></text:p>
          <text:p text:style-name="P1"><text:span text:style-name="T65"><text:s text:c="4"/></text:span><text:span text:style-name="T64">else</text:span></text:p>
          <text:p text:style-name="P1"><text:span text:style-name="T65"><text:s text:c="8"/></text:span><text:span text:style-name="T65">printf(</text:span><text:span text:style-name="T71">"OK cnt=%ld\n"</text:span><text:span text:style-name="T65">, cnt);</text:span></text:p>
          <text:p text:style-name="P1"><text:span text:style-name="T65"><text:s text:c="4"/></text:span><text:span text:style-name="T65">exit(0);</text:span></text:p>
          <text:p text:style-name="P1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6" draw:layer="layout" svg:width="25.781cm" svg:height="7.685cm" svg:x="13.934cm" svg:y="3.483cm">
          <text:p text:style-name="P1"><text:span text:style-name="T72">/* Thread routine */</text:span><text:span text:style-name="T30"> <text:s text:c="92"/></text:span></text:p>
          <text:p text:style-name="P1"><text:span text:style-name="T73">void</text:span><text:span text:style-name="T30"> *</text:span><text:span text:style-name="T74">thread</text:span><text:span text:style-name="T30">(</text:span><text:span text:style-name="T73">void</text:span><text:span text:style-name="T30"> *</text:span><text:span text:style-name="T75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3">long</text:span><text:span text:style-name="T30"> </text:span><text:span text:style-name="T75">i</text:span><text:span text:style-name="T30">, </text:span><text:span text:style-name="T75">niters</text:span><text:span text:style-name="T30"> = </text:span></text:p>
          <text:p text:style-name="P1"><text:span text:style-name="T30"><text:s text:c="15"/></text:span><text:span text:style-name="T30">*((</text:span><text:span text:style-name="T73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6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6">return</text:span><text:span text:style-name="T30"> </text:span><text:span text:style-name="T77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4" draw:layer="layout" svg:width="7.612cm" svg:height="3.629cm" svg:x="15.28cm" svg:y="11.666cm">
          <text:p text:style-name="P1"><text:span text:style-name="T78">linux&gt; ./badcnt 10000</text:span></text:p>
          <text:p text:style-name="P1"><text:span text:style-name="T78">OK cnt=20000</text:span></text:p>
          <text:p text:style-name="P1"><text:span text:style-name="T78">linux&gt; ./badcnt 10000</text:span></text:p>
          <text:p text:style-name="P1"><text:span text:style-name="T78">BOOM! cnt=13051</text:span></text:p>
          <text:p text:style-name="P1"><text:span text:style-name="T78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6">cnt</text:span><text:span text:style-name="T18"> should equal 20,000.</text:span></text:p>
          <text:p text:style-name="P12"><text:span text:style-name="T24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6" draw:layer="layout" svg:width="11.168cm" svg:height="1.773cm" svg:x="5.818cm" svg:y="4.775cm">
          <text:p text:style-name="P1"><text:span text:style-name="T80">for (i = 0; i &lt; niters; i++)</text:span></text:p>
          <text:p text:style-name="P1"><text:span text:style-name="T80"><text:s text:c="4"/></text:span><text:span text:style-name="T80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" draw:layer="layout" svg:width="13.481cm" svg:height="1.265cm" svg:x="5.08cm" svg:y="3.476cm">
          <text:p text:style-name="P1"><text:span text:style-name="T18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4" draw:layer="layout" svg:width="10.036cm" svg:height="9.529cm" svg:x="6.138cm" svg:y="8.67cm">
          <text:p text:style-name="P1"><text:span text:style-name="T41"><text:s text:c="4"/></text:span><text:span text:style-name="T41">movq <text:s/>(%rdi), %rcx</text:span></text:p>
          <text:p text:style-name="P1"><text:span text:style-name="T41"><text:s text:c="4"/></text:span><text:span text:style-name="T41">testq %rcx,%rcx</text:span></text:p>
          <text:p text:style-name="P1"><text:span text:style-name="T41"><text:s text:c="4"/></text:span><text:span text:style-name="T41">jle <text:s text:c="2"/>.L2</text:span></text:p>
          <text:p text:style-name="P1"><text:span text:style-name="T41"><text:s text:c="4"/></text:span><text:span text:style-name="T41">movl <text:s/>$0, %eax</text:span></text:p>
          <text:p text:style-name="P1"><text:span text:style-name="T41">.L3:</text:span></text:p>
          <text:p text:style-name="P1"><text:span text:style-name="T41"><text:s text:c="4"/></text:span><text:span text:style-name="T41">movq <text:s/>cnt(%rip),%rdx</text:span></text:p>
          <text:p text:style-name="P1"><text:span text:style-name="T41"><text:s text:c="4"/></text:span><text:span text:style-name="T41">addq <text:s/>$1, %rdx</text:span></text:p>
          <text:p text:style-name="P1"><text:span text:style-name="T41"><text:s text:c="4"/></text:span><text:span text:style-name="T41">movq <text:s/>%rdx, cnt(%rip)</text:span></text:p>
          <text:p text:style-name="P1"><text:span text:style-name="T41"><text:s text:c="4"/></text:span><text:span text:style-name="T41">addq <text:s/>$1, %rax</text:span></text:p>
          <text:p text:style-name="P1"><text:span text:style-name="T41"><text:s text:c="4"/></text:span><text:span text:style-name="T41">cmpq <text:s/>%rcx, %rax</text:span></text:p>
          <text:p text:style-name="P1"><text:span text:style-name="T41"><text:s text:c="4"/></text:span><text:span text:style-name="T41">jne <text:s text:c="2"/>.L3</text:span></text:p>
          <text:p text:style-name="P1"><text:span text:style-name="T41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17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38" draw:text-style-name="P2" draw:layer="layout" svg:width="2.694cm" svg:height="1.111cm" svg:x="16.626cm" svg:y="9.698cm">
          <text:p text:style-name="P5"><text:span text:style-name="T81">H</text:span><text:span text:style-name="T82">i</text:span><text:span text:style-name="T81"> </text:span><text:span text:style-name="T12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2" draw:layer="layout" svg:width="2.028cm" svg:height="1.014cm" svg:x="16.619cm" svg:y="15.904cm">
          <text:p text:style-name="P1"><text:span text:style-name="T83">T</text:span><text:span text:style-name="T84">i</text:span><text:span text:style-name="T15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38" draw:text-style-name="P2" draw:layer="layout" svg:width="4.476cm" svg:height="2.843cm" svg:x="16.633cm" svg:y="12.203cm">
          <text:p text:style-name="P1"><text:span text:style-name="T81">L</text:span><text:span text:style-name="T82">i <text:s/></text:span><text:span text:style-name="T12">: Load </text:span><text:span text:style-name="T41">cnt</text:span></text:p>
          <text:p text:style-name="P1"><text:span text:style-name="T81">U</text:span><text:span text:style-name="T82">i</text:span><text:span text:style-name="T12"> : Update </text:span><text:span text:style-name="T41">cnt</text:span></text:p>
          <text:p text:style-name="P1"><text:span text:style-name="T81">S</text:span><text:span text:style-name="T82">i</text:span><text:span text:style-name="T12"> : Store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2" draw:layer="layout" svg:width="7.612cm" svg:height="1.261cm" svg:x="7.349cm" svg:y="7.427cm">
          <text:p text:style-name="P1"><text:span text:style-name="T85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17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37" draw:text-style-name="P17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5"><text:span text:style-name="T48">Key idea: </text:span><text:span text:style-name="T18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36"><text:span text:style-name="T4">I</text:span><text:span text:style-name="T86">i</text:span><text:span text:style-name="T4"> denotes that thread i executes instruction I</text:span></text:p>
                </text:list-item>
                <text:list-item>
                  <text:p text:style-name="P36"><text:span text:style-name="T4">%rdx</text:span><text:span text:style-name="T86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5.058cm" svg:y="9.287cm">
          <text:p text:style-name="P12"><text:span text:style-name="T25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5.058cm" svg:y="10.041cm">
          <text:p text:style-name="P12"><text:span text:style-name="T25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5.058cm" svg:y="10.769cm">
          <text:p text:style-name="P12"><text:span text:style-name="T25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8" draw:layer="layout" svg:width="2.704cm" svg:height="0.75cm" svg:x="5.058cm" svg:y="11.523cm">
          <text:p text:style-name="P12"><text:span text:style-name="T25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22" draw:layer="layout" svg:width="2.704cm" svg:height="0.75cm" svg:x="5.058cm" svg:y="12.25cm">
          <text:p text:style-name="P12"><text:span text:style-name="T25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37" draw:layer="layout" svg:width="2.704cm" svg:height="0.75cm" svg:x="5.058cm" svg:y="13.004cm">
          <text:p text:style-name="P12"><text:span text:style-name="T25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37" draw:layer="layout" svg:width="2.704cm" svg:height="0.75cm" svg:x="5.058cm" svg:y="13.732cm">
          <text:p text:style-name="P12"><text:span text:style-name="T25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7" draw:layer="layout" svg:width="2.704cm" svg:height="0.75cm" svg:x="5.058cm" svg:y="14.486cm">
          <text:p text:style-name="P12"><text:span text:style-name="T25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22" draw:layer="layout" svg:width="2.704cm" svg:height="0.75cm" svg:x="5.058cm" svg:y="15.214cm">
          <text:p text:style-name="P12"><text:span text:style-name="T25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5.058cm" svg:y="15.968cm">
          <text:p text:style-name="P12"><text:span text:style-name="T25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35cm" svg:y="9.28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35cm" svg:y="10.04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35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0" draw:text-style-name="P18" draw:layer="layout" svg:width="2.704cm" svg:height="0.75cm" svg:x="2.35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9" draw:text-style-name="P22" draw:layer="layout" svg:width="2.704cm" svg:height="0.75cm" svg:x="2.35cm" svg:y="12.2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37" draw:layer="layout" svg:width="2.704cm" svg:height="0.75cm" svg:x="2.35cm" svg:y="13.00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37" draw:layer="layout" svg:width="2.704cm" svg:height="0.75cm" svg:x="2.35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7" draw:layer="layout" svg:width="2.704cm" svg:height="0.75cm" svg:x="2.35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9" draw:text-style-name="P22" draw:layer="layout" svg:width="2.704cm" svg:height="0.75cm" svg:x="2.35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35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66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66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66cm" svg:y="10.76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18" draw:layer="layout" svg:width="2.704cm" svg:height="0.75cm" svg:x="7.766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22" draw:layer="layout" svg:width="2.704cm" svg:height="0.75cm" svg:x="7.766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1" draw:text-style-name="P37" draw:layer="layout" svg:width="2.704cm" svg:height="0.75cm" svg:x="7.766cm" svg:y="13.00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37" draw:layer="layout" svg:width="2.704cm" svg:height="0.75cm" svg:x="7.766cm" svg:y="13.73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7" draw:layer="layout" svg:width="2.704cm" svg:height="0.75cm" svg:x="7.766cm" svg:y="14.48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9" draw:text-style-name="P22" draw:layer="layout" svg:width="2.704cm" svg:height="0.75cm" svg:x="7.766cm" svg:y="15.21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66cm" svg:y="15.968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3.101cm" svg:y="9.287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3.101cm" svg:y="10.041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3.101cm" svg:y="10.769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0" draw:text-style-name="P18" draw:layer="layout" svg:width="2.704cm" svg:height="0.75cm" svg:x="13.101cm" svg:y="11.52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9" draw:text-style-name="P22" draw:layer="layout" svg:width="2.704cm" svg:height="0.75cm" svg:x="13.101cm" svg:y="12.25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1" draw:text-style-name="P37" draw:layer="layout" svg:width="2.704cm" svg:height="0.75cm" svg:x="13.101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37" draw:layer="layout" svg:width="2.704cm" svg:height="0.75cm" svg:x="13.101cm" svg:y="13.73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7" draw:layer="layout" svg:width="2.704cm" svg:height="0.75cm" svg:x="13.101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9" draw:text-style-name="P22" draw:layer="layout" svg:width="2.704cm" svg:height="0.75cm" svg:x="13.101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3.101cm" svg:y="15.96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5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5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8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9" draw:text-style-name="P22" draw:layer="layout" svg:width="2.704cm" svg:height="0.75cm" svg:x="10.394cm" svg:y="9.28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94cm" svg:y="10.04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0" draw:text-style-name="P18" draw:layer="layout" svg:width="2.704cm" svg:height="0.75cm" svg:x="10.394cm" svg:y="10.76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0" draw:text-style-name="P18" draw:layer="layout" svg:width="2.704cm" svg:height="0.75cm" svg:x="10.394cm" svg:y="11.52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9" draw:text-style-name="P22" draw:layer="layout" svg:width="2.704cm" svg:height="0.75cm" svg:x="10.394cm" svg:y="12.2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37" draw:layer="layout" svg:width="2.704cm" svg:height="0.75cm" svg:x="10.394cm" svg:y="13.00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7" draw:layer="layout" svg:width="2.704cm" svg:height="0.75cm" svg:x="10.394cm" svg:y="13.732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7" draw:layer="layout" svg:width="2.704cm" svg:height="0.75cm" svg:x="10.394cm" svg:y="14.486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94cm" svg:y="15.214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9" draw:text-style-name="P22" draw:layer="layout" svg:width="2.704cm" svg:height="0.75cm" svg:x="10.394cm" svg:y="15.96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5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2" draw:text-style-name="P38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3" draw:text-style-name="P2" draw:layer="layout" svg:width="4.441cm" svg:height="1.772cm" svg:x="19.262cm" svg:y="9.423cm">
          <text:p text:style-name="P1"><text:span text:style-name="T25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4" draw:text-style-name="P39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3" draw:text-style-name="P2" draw:layer="layout" svg:width="4.441cm" svg:height="1.772cm" svg:x="19.262cm" svg:y="11.328cm">
          <text:p text:style-name="P1"><text:span text:style-name="T25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8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22" draw:layer="layout" svg:width="2.704cm" svg:height="0.75cm" svg:x="4.996cm" svg:y="7.382cm">
          <text:p text:style-name="P12"><text:span text:style-name="T25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8" draw:layer="layout" svg:width="2.704cm" svg:height="0.75cm" svg:x="4.996cm" svg:y="8.136cm">
          <text:p text:style-name="P12"><text:span text:style-name="T25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18" draw:layer="layout" svg:width="2.704cm" svg:height="0.75cm" svg:x="4.996cm" svg:y="8.864cm">
          <text:p text:style-name="P12"><text:span text:style-name="T25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2" draw:layer="layout" svg:width="2.704cm" svg:height="0.75cm" svg:x="4.996cm" svg:y="9.618cm">
          <text:p text:style-name="P12"><text:span text:style-name="T25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37" draw:layer="layout" svg:width="2.704cm" svg:height="0.75cm" svg:x="4.996cm" svg:y="10.345cm">
          <text:p text:style-name="P12"><text:span text:style-name="T25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18" draw:layer="layout" svg:width="2.704cm" svg:height="0.75cm" svg:x="4.996cm" svg:y="11.099cm">
          <text:p text:style-name="P12"><text:span text:style-name="T25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22" draw:layer="layout" svg:width="2.704cm" svg:height="0.75cm" svg:x="4.996cm" svg:y="11.827cm">
          <text:p text:style-name="P12"><text:span text:style-name="T25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37" draw:layer="layout" svg:width="2.704cm" svg:height="0.75cm" svg:x="4.996cm" svg:y="12.581cm">
          <text:p text:style-name="P12"><text:span text:style-name="T25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7" draw:layer="layout" svg:width="2.704cm" svg:height="0.75cm" svg:x="4.996cm" svg:y="13.309cm">
          <text:p text:style-name="P12"><text:span text:style-name="T25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22" draw:layer="layout" svg:width="2.704cm" svg:height="0.75cm" svg:x="4.996cm" svg:y="14.063cm">
          <text:p text:style-name="P12"><text:span text:style-name="T25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9" draw:text-style-name="P22" draw:layer="layout" svg:width="2.704cm" svg:height="0.75cm" svg:x="2.288cm" svg:y="7.382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0" draw:text-style-name="P18" draw:layer="layout" svg:width="2.704cm" svg:height="0.75cm" svg:x="2.288cm" svg:y="8.136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18" draw:layer="layout" svg:width="2.704cm" svg:height="0.75cm" svg:x="2.288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9" draw:text-style-name="P22" draw:layer="layout" svg:width="2.704cm" svg:height="0.75cm" svg:x="2.288cm" svg:y="9.618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37" draw:layer="layout" svg:width="2.704cm" svg:height="0.75cm" svg:x="2.288cm" svg:y="10.345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0" draw:text-style-name="P18" draw:layer="layout" svg:width="2.704cm" svg:height="0.75cm" svg:x="2.288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9" draw:text-style-name="P22" draw:layer="layout" svg:width="2.704cm" svg:height="0.75cm" svg:x="2.288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1" draw:text-style-name="P37" draw:layer="layout" svg:width="2.704cm" svg:height="0.75cm" svg:x="2.288cm" svg:y="12.581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37" draw:layer="layout" svg:width="2.704cm" svg:height="0.75cm" svg:x="2.288cm" svg:y="13.309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9" draw:text-style-name="P22" draw:layer="layout" svg:width="2.704cm" svg:height="0.75cm" svg:x="2.288cm" svg:y="14.063cm">
          <text:p text:style-name="P12"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2" draw:layer="layout" svg:width="2.704cm" svg:height="0.75cm" svg:x="7.703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18" draw:layer="layout" svg:width="2.704cm" svg:height="0.75cm" svg:x="7.703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18" draw:layer="layout" svg:width="2.704cm" svg:height="0.75cm" svg:x="7.703cm" svg:y="8.864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22" draw:layer="layout" svg:width="2.704cm" svg:height="0.75cm" svg:x="7.703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37" draw:layer="layout" svg:width="2.704cm" svg:height="0.75cm" svg:x="7.703cm" svg:y="10.345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0" draw:text-style-name="P18" draw:layer="layout" svg:width="2.704cm" svg:height="0.75cm" svg:x="7.703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9" draw:text-style-name="P22" draw:layer="layout" svg:width="2.704cm" svg:height="0.75cm" svg:x="7.703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1" draw:text-style-name="P37" draw:layer="layout" svg:width="2.704cm" svg:height="0.75cm" svg:x="7.703cm" svg:y="12.581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37" draw:layer="layout" svg:width="2.704cm" svg:height="0.75cm" svg:x="7.703cm" svg:y="13.30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2" draw:layer="layout" svg:width="2.704cm" svg:height="0.75cm" svg:x="7.703cm" svg:y="14.063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2" draw:layer="layout" svg:width="2.704cm" svg:height="0.75cm" svg:x="12.951cm" svg:y="7.382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0" draw:text-style-name="P18" draw:layer="layout" svg:width="2.704cm" svg:height="0.75cm" svg:x="12.951cm" svg:y="8.136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0" draw:text-style-name="P18" draw:layer="layout" svg:width="2.704cm" svg:height="0.75cm" svg:x="12.951cm" svg:y="8.864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22" draw:layer="layout" svg:width="2.704cm" svg:height="0.75cm" svg:x="12.951cm" svg:y="9.618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37" draw:layer="layout" svg:width="2.704cm" svg:height="0.75cm" svg:x="12.951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0" draw:text-style-name="P18" draw:layer="layout" svg:width="2.704cm" svg:height="0.75cm" svg:x="12.951cm" svg:y="11.09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2" draw:layer="layout" svg:width="2.704cm" svg:height="0.75cm" svg:x="12.951cm" svg:y="11.827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1" draw:text-style-name="P37" draw:layer="layout" svg:width="2.704cm" svg:height="0.75cm" svg:x="12.951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37" draw:layer="layout" svg:width="2.704cm" svg:height="0.75cm" svg:x="12.951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9" draw:text-style-name="P22" draw:layer="layout" svg:width="2.704cm" svg:height="0.75cm" svg:x="12.951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5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5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5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9" draw:text-style-name="P22" draw:layer="layout" svg:width="2.704cm" svg:height="0.75cm" svg:x="10.367cm" svg:y="7.382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0" draw:text-style-name="P18" draw:layer="layout" svg:width="2.704cm" svg:height="0.75cm" svg:x="10.367cm" svg:y="8.136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18" draw:layer="layout" svg:width="2.704cm" svg:height="0.75cm" svg:x="10.367cm" svg:y="8.864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9" draw:text-style-name="P22" draw:layer="layout" svg:width="2.704cm" svg:height="0.75cm" svg:x="10.367cm" svg:y="9.618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1" draw:text-style-name="P37" draw:layer="layout" svg:width="2.704cm" svg:height="0.75cm" svg:x="10.367cm" svg:y="10.345cm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0" draw:text-style-name="P18" draw:layer="layout" svg:width="2.704cm" svg:height="0.75cm" svg:x="10.367cm" svg:y="11.099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9" draw:text-style-name="P22" draw:layer="layout" svg:width="2.704cm" svg:height="0.75cm" svg:x="10.367cm" svg:y="11.827cm">
          <text:p text:style-name="P12"><text:span text:style-name="T25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1" draw:text-style-name="P37" draw:layer="layout" svg:width="2.704cm" svg:height="0.75cm" svg:x="10.367cm" svg:y="12.581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1" draw:text-style-name="P37" draw:layer="layout" svg:width="2.704cm" svg:height="0.75cm" svg:x="10.367cm" svg:y="13.309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9" draw:text-style-name="P22" draw:layer="layout" svg:width="2.704cm" svg:height="0.75cm" svg:x="10.367cm" svg:y="14.063cm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5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8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name="CustomShape 1" draw:style-name="gr45" draw:text-style-name="P40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5" draw:text-style-name="P40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5" draw:text-style-name="P40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5" draw:text-style-name="P40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40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40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5">A </text:span><text:span text:style-name="T88">progress graph</text:span><text:span text:style-name="T89"> </text:span><text:span text:style-name="T25">depicts</text:span></text:p>
          <text:p text:style-name="P1"><text:span text:style-name="T25">the discrete </text:span><text:span text:style-name="T88">execution </text:span></text:p>
          <text:p text:style-name="P1"><text:span text:style-name="T88">state space</text:span><text:span text:style-name="T25"> of concurrent</text:span></text:p>
          <text:p text:style-name="P1"><text:span text:style-name="T25"><text:s/></text:span><text:span text:style-name="T25">threads.</text:span></text:p>
          <text:p text:style-name="P1"><text:span text:style-name="T2"/></text:p>
          <text:p text:style-name="P1"><text:span text:style-name="T25">Each axis corresponds to</text:span></text:p>
          <text:p text:style-name="P1"><text:span text:style-name="T25">the sequential order of</text:span></text:p>
          <text:p text:style-name="P1"><text:span text:style-name="T25">instructions in a thread.</text:span></text:p>
          <text:p text:style-name="P1"><text:span text:style-name="T2"/></text:p>
          <text:p text:style-name="P1"><text:span text:style-name="T25">Each point corresponds to</text:span></text:p>
          <text:p text:style-name="P1"><text:span text:style-name="T25">a possible </text:span><text:span text:style-name="T88">execution state</text:span></text:p>
          <text:p text:style-name="P1"><text:span text:style-name="T25">(Inst</text:span><text:span text:style-name="T87">1</text:span><text:span text:style-name="T25">, Inst</text:span><text:span text:style-name="T87">2</text:span><text:span text:style-name="T25">).</text:span></text:p>
          <text:p text:style-name="P1"><text:span text:style-name="T2"/></text:p>
          <text:p text:style-name="P1"><text:span text:style-name="T25">E.g., </text:span><text:span text:style-name="T89">(L</text:span><text:span text:style-name="T90">1</text:span><text:span text:style-name="T89">, S</text:span><text:span text:style-name="T90">2</text:span><text:span text:style-name="T89">) <text:s/></text:span><text:span text:style-name="T25">denotes state</text:span></text:p>
          <text:p text:style-name="P1"><text:span text:style-name="T25">where <text:s/>thread 1 has</text:span></text:p>
          <text:p text:style-name="P1"><text:span text:style-name="T25">completed L</text:span><text:span text:style-name="T87">1</text:span><text:span text:style-name="T25"> and thread</text:span></text:p>
          <text:p text:style-name="P1"><text:span text:style-name="T25">2 has completed S</text:span><text:span text:style-name="T87">2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6" draw:text-style-name="P17" draw:layer="layout" svg:x1="2.253cm" svg:y1="15.733cm" svg:x2="12.836cm" svg:y2="15.734cm">
          <text:p/>
        </draw:line>
        <draw:line draw:name="Line 10" draw:style-name="gr46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1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1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1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1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1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1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1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1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1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1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40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2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0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5" draw:text-style-name="P40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5" draw:text-style-name="P40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5" draw:text-style-name="P40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5" draw:text-style-name="P40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5" draw:text-style-name="P40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2">(L</text:span><text:span text:style-name="T93">1</text:span><text:span text:style-name="T92">, S</text:span><text:span text:style-name="T93">2</text:span><text:span text:style-name="T92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" draw:layer="layout" svg:width="10.579cm" svg:height="6.006cm" svg:x="14.605cm" svg:y="4.715cm">
          <text:p text:style-name="P1"><text:span text:style-name="T25">A </text:span><text:span text:style-name="T88">trajectory</text:span><text:span text:style-name="T25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5">Example:</text:span></text:p>
          <text:p text:style-name="P32"><text:span text:style-name="T25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7" draw:layer="layout" svg:x1="2.618cm" svg:y1="15.733cm" svg:x2="13.201cm" svg:y2="15.734cm">
          <text:p/>
        </draw:line>
        <draw:line draw:name="Line 4" draw:style-name="gr46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1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1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1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1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1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1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1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1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1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1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5" draw:text-style-name="P40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5" draw:text-style-name="P40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0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0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0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0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0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0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48" draw:text-style-name="P17" xml:id="id35" draw:id="id35" draw:layer="layout" svg:width="2.031cm" svg:height="0.025cm" svg:x="2.547cm" svg:y="15.703cm" svg:viewBox="0 0 2032 26" draw:points="0,0 2032,26">
          <text:p/>
        </draw:polyline>
        <draw:polyline draw:name="Line 54" draw:style-name="gr48" draw:text-style-name="P17" xml:id="id36" draw:id="id36" draw:layer="layout" svg:width="2.054cm" svg:height="0cm" svg:x="4.62cm" svg:y="15.703cm" svg:viewBox="0 0 2055 1" draw:points="0,0 2055,1">
          <text:p/>
        </draw:polyline>
        <draw:polyline draw:name="Line 55" draw:style-name="gr48" draw:text-style-name="P17" xml:id="id37" draw:id="id37" draw:layer="layout" svg:width="1.82cm" svg:height="0cm" svg:x="6.825cm" svg:y="15.703cm" svg:viewBox="0 0 1821 1" draw:points="0,0 1821,1">
          <text:p/>
        </draw:polyline>
        <draw:polyline draw:name="Line 56" draw:style-name="gr48" draw:text-style-name="P17" xml:id="id38" draw:id="id38" draw:layer="layout" svg:width="0cm" svg:height="1.758cm" svg:x="8.602cm" svg:y="13.829cm" svg:viewBox="0 0 1 1759" draw:points="0,1759 1,0">
          <text:p/>
        </draw:polyline>
        <draw:polyline draw:name="Line 57" draw:style-name="gr48" draw:text-style-name="P17" xml:id="id39" draw:id="id39" draw:layer="layout" svg:width="0cm" svg:height="1.799cm" svg:x="8.575cm" svg:y="11.857cm" svg:viewBox="0 0 1 1800" draw:points="0,1800 1,0">
          <text:p/>
        </draw:polyline>
        <draw:polyline draw:name="Line 58" draw:style-name="gr48" draw:text-style-name="P17" xml:id="id40" draw:id="id40" draw:layer="layout" svg:width="1.82cm" svg:height="0cm" svg:x="8.743cm" svg:y="11.884cm" svg:viewBox="0 0 1821 1" draw:points="0,0 1821,1">
          <text:p/>
        </draw:polyline>
        <draw:polyline draw:name="Line 59" draw:style-name="gr48" draw:text-style-name="P17" xml:id="id41" draw:id="id41" draw:layer="layout" svg:width="1.82cm" svg:height="0cm" svg:x="10.661cm" svg:y="11.884cm" svg:viewBox="0 0 1821 1" draw:points="0,0 1821,1">
          <text:p/>
        </draw:polyline>
        <draw:polyline draw:name="Line 60" draw:style-name="gr48" draw:text-style-name="P17" xml:id="id42" draw:id="id42" draw:layer="layout" svg:width="0cm" svg:height="1.798cm" svg:x="12.553cm" svg:y="9.891cm" svg:viewBox="0 0 1 1799" draw:points="0,1799 1,0">
          <text:p/>
        </draw:polyline>
        <draw:polyline draw:name="Line 61" draw:style-name="gr48" draw:text-style-name="P17" xml:id="id43" draw:id="id43" draw:layer="layout" svg:width="0cm" svg:height="1.798cm" svg:x="12.553cm" svg:y="7.906cm" svg:viewBox="0 0 1 1799" draw:points="0,1799 1,0">
          <text:p/>
        </draw:polyline>
        <draw:polyline draw:name="Line 62" draw:style-name="gr48" draw:text-style-name="P17" xml:id="id44" draw:id="id4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49" draw:text-style-name="P43" xml:id="id50" draw:id="id5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2" draw:layer="layout" svg:width="8.101cm" svg:height="9.905cm" svg:x="16.66cm" svg:y="4.626cm">
          <text:p text:style-name="P1"><text:span text:style-name="T25">L, U, and S form a </text:span><text:span text:style-name="T88">critical section </text:span><text:span text:style-name="T25">with respect to the shared variable </text:span><text:span text:style-name="T41">cnt</text:span></text:p>
          <text:p text:style-name="P1"><text:span text:style-name="T2"/></text:p>
          <text:p text:style-name="P1"><text:span text:style-name="T25">Instructions in critical sections (wrt some shared variable) should not be interleaved</text:span></text:p>
          <text:p text:style-name="P1"><text:span text:style-name="T2"/></text:p>
          <text:p text:style-name="P1"><text:span text:style-name="T25">Sets of states where such interleaving occurs form </text:span><text:span text:style-name="T88">unsafe regions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6" draw:text-style-name="P17" draw:layer="layout" svg:x1="3.72cm" svg:y1="15.733cm" svg:x2="14.304cm" svg:y2="15.734cm">
          <text:p/>
        </draw:line>
        <draw:line draw:name="Line 5" draw:style-name="gr46" draw:text-style-name="P17" draw:layer="layout" svg:x1="3.72cm" svg:y1="15.733cm" svg:x2="3.721cm" svg:y2="5.066cm">
          <text:p/>
        </draw:line>
        <draw:custom-shape draw:name="CustomShape 6" draw:style-name="gr9" draw:text-style-name="P2" draw:layer="layout" svg:width="1.152cm" svg:height="1.208cm" svg:x="4.172cm" svg:y="15.693cm">
          <text:p text:style-name="P41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008cm" svg:height="1.208cm" svg:x="6.106cm" svg:y="15.693cm">
          <text:p text:style-name="P41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168cm" svg:height="1.208cm" svg:x="8.051cm" svg:y="15.693cm">
          <text:p text:style-name="P41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41cm" svg:height="1.208cm" svg:x="10.045cm" svg:y="15.693cm">
          <text:p text:style-name="P41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058cm" svg:height="1.208cm" svg:x="12.059cm" svg:y="15.693cm">
          <text:p text:style-name="P41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152cm" svg:height="1.208cm" svg:x="2.686cm" svg:y="14.14cm">
          <text:p text:style-name="P41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2.764cm" svg:y="12.209cm">
          <text:p text:style-name="P41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2.685cm" svg:y="10.207cm">
          <text:p text:style-name="P41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2.716cm" svg:y="8.315cm">
          <text:p text:style-name="P41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2.745cm" svg:y="6.318cm">
          <text:p text:style-name="P41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4.261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3.078cm" svg:height="1.096cm" svg:x="2.191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5" draw:text-style-name="P40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5" draw:text-style-name="P40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5" draw:text-style-name="P40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5" draw:text-style-name="P40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5" draw:text-style-name="P40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5" draw:text-style-name="P40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5" draw:text-style-name="P40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5" draw:text-style-name="P40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5" draw:text-style-name="P40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5" draw:text-style-name="P40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5" draw:text-style-name="P40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5" draw:text-style-name="P40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5" draw:text-style-name="P40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5" draw:text-style-name="P40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5" draw:text-style-name="P40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5" draw:text-style-name="P40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5" draw:text-style-name="P40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5" draw:text-style-name="P40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5" draw:text-style-name="P40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5" draw:text-style-name="P40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5" draw:text-style-name="P40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5" draw:text-style-name="P40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5" draw:text-style-name="P40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5" draw:text-style-name="P40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5" draw:text-style-name="P40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5" draw:text-style-name="P40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5" draw:text-style-name="P40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5" draw:text-style-name="P40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5" draw:text-style-name="P40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5" draw:text-style-name="P40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5" draw:text-style-name="P40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5" draw:text-style-name="P40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5" draw:text-style-name="P40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5" draw:text-style-name="P40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5" draw:text-style-name="P40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5" draw:text-style-name="P40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7" draw:text-style-name="P17" xml:id="id45" draw:id="id4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5" draw:style-name="gr37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56" draw:style-name="gr51" draw:text-style-name="P2" xml:id="id48" draw:id="id48" draw:layer="layout" svg:width="6.643cm" svg:height="1.011cm" svg:x="5.475cm" svg:y="17.423cm">
          <text:p text:style-name="P12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2" xml:id="id46" draw:id="id46" draw:layer="layout" svg:width="2.611cm" svg:height="3.297cm" svg:x="0cm" svg:y="9.17cm">
          <text:p text:style-name="P12"><text:span text:style-name="T25">critical section wrt </text:span><text:span text:style-name="T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2" xml:id="id49" draw:id="id49" draw:layer="layout" svg:width="4.183cm" svg:height="1.01cm" svg:x="6.587cm" svg:y="10.409cm">
          <text:p text:style-name="P1"><text:span text:style-name="T94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5"><text:span text:style-name="T27">Question:</text:span><text:span text:style-name="T18"> How can we guarantee a safe trajectory?</text:span></text:p>
            </text:list-item>
          </text:list>
          <text:p text:style-name="P44"><text:span text:style-name="T24"/></text:p>
          <text:list text:continue-numbering="true" text:style-name="L2">
            <text:list-item>
              <text:p text:style-name="P45"><text:span text:style-name="T18">Answer: We must </text:span><text:span text:style-name="T95">synchroniz</text:span><text:span text:style-name="T96">e</text:span><text:span text:style-name="T27"> </text:span><text:span text:style-name="T18">the execution of the threads so that they can never have an unsafe trajectory.</text:span><text:span text:style-name="T18"><text:tab/></text:span></text:p>
            </text:list-item>
          </text:list>
          <text:list text:style-name="L3">
            <text:list-item>
              <text:list>
                <text:list-item>
                  <text:p text:style-name="P36"><text:span text:style-name="T4">i.e., need to guarantee </text:span><text:span text:style-name="T97">mutually exclusive access </text:span><text:span text:style-name="T4">for each critical section.</text:span></text:p>
                </text:list-item>
              </text:list>
            </text:list-item>
          </text:list>
          <text:p text:style-name="P46"><text:span text:style-name="T45"/></text:p>
          <text:list text:continue-numbering="true" text:style-name="L3">
            <text:list-item>
              <text:p text:style-name="P45"><text:span text:style-name="T18">Classic solution: </text:span></text:p>
              <text:list>
                <text:list-item>
                  <text:p text:style-name="P36"><text:span text:style-name="T4">Semaphores (Edsger Dijkstra)</text:span></text:p>
                </text:list-item>
              </text:list>
            </text:list-item>
          </text:list>
          <text:p text:style-name="P46"><text:span text:style-name="T45"/></text:p>
          <text:list text:continue-numbering="true" text:style-name="L3">
            <text:list-item>
              <text:p text:style-name="P45"><text:span text:style-name="T18">Other approaches</text:span></text:p>
              <text:list>
                <text:list-item>
                  <text:p text:style-name="P36"><text:span text:style-name="T4">Mutexes and condition variables from Pthreads</text:span></text:p>
                </text:list-item>
                <text:list-item>
                  <text:p text:style-name="P36"><text:span text:style-name="T4">Monitors (Java) (boring languages are outside our scope)</text:span></text:p>
                </text:list-item>
              </text:list>
            </text:list-item>
          </text:list>
          <text:p text:style-name="P46"><text:span text:style-name="T45"/></text:p>
          <text:p text:style-name="P46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Default_20_1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5"><text:span text:style-name="T48">Semaphore:</text:span><text:span text:style-name="T27"> </text:span><text:span text:style-name="T18"><text:s/>non-negative global integer synchronization variable. Manipulated by </text:span><text:span text:style-name="T27">P (passering)</text:span><text:span text:style-name="T18"> and </text:span><text:span text:style-name="T27">V (vrijgave)</text:span><text:span text:style-name="T18"> operations. </text:span></text:p>
            </text:list-item>
            <text:list-item>
              <text:p text:style-name="P45"><text:span text:style-name="T18">P(s):</text:span></text:p>
            </text:list-item>
          </text:list>
          <text:list text:style-name="L3">
            <text:list-item>
              <text:list>
                <text:list-item>
                  <text:p text:style-name="P47"><text:span text:style-name="T4">If </text:span><text:span text:style-name="T26">s</text:span><text:span text:style-name="T4"> is nonzero, then decrement </text:span><text:span text:style-name="T26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7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47"><text:span text:style-name="T4">If </text:span><text:span text:style-name="T26">s</text:span><text:span text:style-name="T4"> is zero, then suspend thread until </text:span><text:span text:style-name="T26">s</text:span><text:span text:style-name="T4"> becomes nonzero and the thread is restarted by a V operation. </text:span></text:p>
                </text:list-item>
                <text:list-item>
                  <text:p text:style-name="P47"><text:span text:style-name="T4">After restarting, the P operation decrements </text:span><text:span text:style-name="T26">s</text:span><text:span text:style-name="T4"> and returns control to the caller. </text:span></text:p>
                </text:list-item>
              </text:list>
            </text:list-item>
            <text:list-item>
              <text:p text:style-name="P48"><text:span text:style-name="T27">V(s): </text:span></text:p>
              <text:list>
                <text:list-item>
                  <text:p text:style-name="P47"><text:span text:style-name="T4">Increment </text:span><text:span text:style-name="T26">s</text:span><text:span text:style-name="T4"> by 1. </text:span></text:p>
                  <text:list>
                    <text:list-item>
                      <text:p text:style-name="P47"><text:span text:style-name="T4">Increment operation occurs atomically</text:span></text:p>
                    </text:list-item>
                  </text:list>
                </text:list-item>
                <text:list-item>
                  <text:p text:style-name="P47"><text:span text:style-name="T4">If there are any threads blocked in a P operation waiting for </text:span><text:span text:style-name="T26">s</text:span><text:span text:style-name="T4"> to become non-zero, then restart exactly one of those threads, which then completes its P operation by decrementing </text:span><text:span text:style-name="T26">s</text:span><text:span text:style-name="T4">. </text:span></text:p>
                </text:list-item>
              </text:list>
            </text:list-item>
          </text:list>
          <text:p text:style-name="P49"><text:span text:style-name="T45"/></text:p>
          <text:list text:continue-numbering="true" text:style-name="L4">
            <text:list-item>
              <text:p text:style-name="P35"><text:span text:style-name="T92">Semaphore invariant: </text:span><text:span text:style-name="T48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27"><text:span text:style-name="T18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16" draw:layer="layout" svg:width="22.979cm" svg:height="4.82cm" svg:x="1.07cm" svg:y="5.441cm">
          <text:p text:style-name="P1"><text:span text:style-name="T41">#include &lt;semaphore.h&gt;</text:span></text:p>
          <text:p text:style-name="P1"><text:span text:style-name="T2"/></text:p>
          <text:p text:style-name="P1"><text:span text:style-name="T41">int sem_init(sem_t *s, 0, unsigned int val);} /* s = val */</text:span></text:p>
          <text:p text:style-name="P1"><text:span text:style-name="T2"/></text:p>
          <text:p text:style-name="P1"><text:span text:style-name="T41">int sem_wait(sem_t *s); <text:s/>/* P(s) */</text:span></text:p>
          <text:p text:style-name="P1"><text:span text:style-name="T41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27"><text:span text:style-name="T18">CS:APP wrapper functions:</text:span></text:p>
          <text:p text:style-name="P27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3" draw:text-style-name="P16" draw:layer="layout" svg:width="20.693cm" svg:height="3.296cm" svg:x="0.932cm" svg:y="13.123cm">
          <text:p text:style-name="P1"><text:span text:style-name="T41">#include "csapp.h”</text:span></text:p>
          <text:p text:style-name="P1"><text:span text:style-name="T2"/></text:p>
          <text:p text:style-name="P1"><text:span text:style-name="T41">void P(sem_t *s); /* Wrapper function for sem_wait */</text:span></text:p>
          <text:p text:style-name="P1"><text:span text:style-name="T41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13.331cm" svg:height="14.831cm" svg:x="0.128cm" svg:y="3.495cm">
          <text:p text:style-name="P1"><text:span text:style-name="T63">/* Global shared variable */</text:span></text:p>
          <text:p text:style-name="P1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1"><text:span text:style-name="T68"/></text:p>
          <text:p text:style-name="P1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1"><text:span text:style-name="T65">{</text:span></text:p>
          <text:p text:style-name="P1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1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1"><text:span text:style-name="T68"/></text:p>
          <text:p text:style-name="P1"><text:span text:style-name="T65"><text:s text:c="4"/></text:span><text:span text:style-name="T65">niters = atoi(argv[1]);</text:span></text:p>
          <text:p text:style-name="P1"><text:span text:style-name="T65"><text:s text:c="4"/></text:span><text:span text:style-name="T65">Pthread_create(&amp;tid1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create(&amp;tid2, </text:span><text:span text:style-name="T70">NULL</text:span><text:span text:style-name="T65">,</text:span></text:p>
          <text:p text:style-name="P1"><text:span text:style-name="T65"><text:s text:c="8"/></text:span><text:span text:style-name="T65">thread, &amp;niters);</text:span></text:p>
          <text:p text:style-name="P1"><text:span text:style-name="T65"><text:s text:c="4"/></text:span><text:span text:style-name="T65">Pthread_join(tid1, </text:span><text:span text:style-name="T70">NULL</text:span><text:span text:style-name="T65">);</text:span></text:p>
          <text:p text:style-name="P1"><text:span text:style-name="T65"><text:s text:c="4"/></text:span><text:span text:style-name="T65">Pthread_join(tid2, </text:span><text:span text:style-name="T70">NULL</text:span><text:span text:style-name="T65">);</text:span></text:p>
          <text:p text:style-name="P1"><text:span text:style-name="T68"/></text:p>
          <text:p text:style-name="P1"><text:span text:style-name="T65"><text:s text:c="4"/></text:span><text:span text:style-name="T63">/* Check result */</text:span></text:p>
          <text:p text:style-name="P1"><text:span text:style-name="T65"><text:s text:c="4"/></text:span><text:span text:style-name="T64">if</text:span><text:span text:style-name="T65"> (cnt != (2 * niters))</text:span></text:p>
          <text:p text:style-name="P1"><text:span text:style-name="T65"><text:s text:c="8"/></text:span><text:span text:style-name="T65">printf(</text:span><text:span text:style-name="T71">"BOOM! cnt=%ld\n"</text:span><text:span text:style-name="T65">, cnt);</text:span></text:p>
          <text:p text:style-name="P1"><text:span text:style-name="T65"><text:s text:c="4"/></text:span><text:span text:style-name="T64">else</text:span></text:p>
          <text:p text:style-name="P1"><text:span text:style-name="T65"><text:s text:c="8"/></text:span><text:span text:style-name="T65">printf(</text:span><text:span text:style-name="T71">"OK cnt=%ld\n"</text:span><text:span text:style-name="T65">, cnt);</text:span></text:p>
          <text:p text:style-name="P1"><text:span text:style-name="T65"><text:s text:c="4"/></text:span><text:span text:style-name="T65">exit(0);</text:span></text:p>
          <text:p text:style-name="P1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6" draw:layer="layout" svg:width="25.779cm" svg:height="7.685cm" svg:x="15.332cm" svg:y="3.483cm">
          <text:p text:style-name="P1"><text:span text:style-name="T72">/* Thread routine */</text:span><text:span text:style-name="T30"> <text:s text:c="92"/></text:span></text:p>
          <text:p text:style-name="P1"><text:span text:style-name="T73">void</text:span><text:span text:style-name="T30"> *</text:span><text:span text:style-name="T74">thread</text:span><text:span text:style-name="T30">(</text:span><text:span text:style-name="T73">void</text:span><text:span text:style-name="T30"> *</text:span><text:span text:style-name="T75">vargp</text:span><text:span text:style-name="T30">) <text:s text:c="87"/></text:span></text:p>
          <text:p text:style-name="P1"><text:span text:style-name="T30">{ <text:s text:c="111"/></text:span></text:p>
          <text:p text:style-name="P1"><text:span text:style-name="T30"><text:s text:c="4"/></text:span><text:span text:style-name="T73">long</text:span><text:span text:style-name="T30"> </text:span><text:span text:style-name="T75">i</text:span><text:span text:style-name="T30">, </text:span><text:span text:style-name="T75">niters</text:span><text:span text:style-name="T30"> = </text:span></text:p>
          <text:p text:style-name="P1"><text:span text:style-name="T30"><text:s text:c="15"/></text:span><text:span text:style-name="T30">*((</text:span><text:span text:style-name="T73">long</text:span><text:span text:style-name="T30"> *)vargp); <text:s text:c="74"/></text:span></text:p>
          <text:p text:style-name="P1"><text:span text:style-name="T30"><text:s text:c="113"/></text:span></text:p>
          <text:p text:style-name="P1"><text:span text:style-name="T30"><text:s text:c="4"/></text:span><text:span text:style-name="T76">for</text:span><text:span text:style-name="T30"> (i = 0; i &lt; niters; i++)</text:span></text:p>
          <text:p text:style-name="P1"><text:span text:style-name="T30"><text:s text:c="8"/></text:span><text:span text:style-name="T30">cnt++; <text:s text:c="18"/></text:span></text:p>
          <text:p text:style-name="P1"><text:span text:style-name="T30"><text:s text:c="113"/></text:span></text:p>
          <text:p text:style-name="P1"><text:span text:style-name="T30"><text:s text:c="4"/></text:span><text:span text:style-name="T76">return</text:span><text:span text:style-name="T30"> </text:span><text:span text:style-name="T77">NULL</text:span><text:span text:style-name="T30">; <text:s text:c="96"/></text:span></text:p>
          <text:p text:style-name="P1"><text:span text:style-name="T3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34" draw:layer="layout" svg:width="7.612cm" svg:height="3.629cm" svg:x="15.28cm" svg:y="11.666cm">
          <text:p text:style-name="P1"><text:span text:style-name="T78">linux&gt; ./badcnt 10000</text:span></text:p>
          <text:p text:style-name="P1"><text:span text:style-name="T78">OK cnt=20000</text:span></text:p>
          <text:p text:style-name="P1"><text:span text:style-name="T78">linux&gt; ./badcnt 10000</text:span></text:p>
          <text:p text:style-name="P1"><text:span text:style-name="T78">BOOM! cnt=13051</text:span></text:p>
          <text:p text:style-name="P1"><text:span text:style-name="T78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" draw:layer="layout" svg:width="9.733cm" svg:height="3.043cm" svg:x="14.182cm" svg:y="15.82cm">
          <text:p text:style-name="P12"><text:span text:style-name="T46">cnt</text:span><text:span text:style-name="T18"> should equal 20,000.</text:span></text:p>
          <text:p text:style-name="P12"><text:span text:style-name="T24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40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Basic idea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Associate a unique semaphore </text:span><text:span text:style-name="T26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6">P(mutex)</text:span><text:span text:style-name="T4"> and </text:span></text:p>
                </text:list-item>
              </text:list>
            </text:list-item>
          </text:list>
          <text:p text:style-name="P25"><text:span text:style-name="T26"><text:tab/></text:span><text:span text:style-name="T26">V(mutex)</text:span><text:span text:style-name="T4"> operations.</text:span></text:p>
          <text:p text:style-name="P11"><text:span text:style-name="T45"/></text:p>
          <text:list text:continue-numbering="true" text:style-name="L3">
            <text:list-item>
              <text:p text:style-name="P11"><text:span text:style-name="T18">Terminology:</text:span></text:p>
              <text:list>
                <text:list-item>
                  <text:p text:style-name="P10"><text:span text:style-name="T98">Binary semaphore</text:span><text:span text:style-name="T4">: semaphore whose value is always 0 or 1</text:span></text:p>
                </text:list-item>
                <text:list-item>
                  <text:p text:style-name="P10"><text:span text:style-name="T98">Mutex:</text:span><text:span text:style-name="T99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99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99">“unlocking” </text:span><text:span text:style-name="T4">or </text:span><text:span text:style-name="T99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98">“</text:span><text:span text:style-name="T98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98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Default_20_1">
        <draw:custom-shape draw:name="CustomShape 1" draw:style-name="gr1" draw:text-style-name="P2" draw:layer="layout" svg:width="21.085cm" svg:height="2.113cm" svg:x="0.992cm" svg:y="1.058cm">
          <text:p text:style-name="P6"><text:span text:style-name="T62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8">Define and initialize a mutex for the shared variable </text:span><text:span text:style-name="T46">cnt:</text:span></text:p>
            </text:list-item>
          </text:list>
          <text:p text:style-name="P25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4" draw:text-style-name="P16" draw:layer="layout" svg:width="23.568cm" svg:height="3.472cm" svg:x="0.982cm" svg:y="4.991cm">
          <text:p text:style-name="P1"><text:span text:style-name="T41"><text:s/></text:span><text:span text:style-name="T100"><text:s/></text:span><text:span text:style-name="T101">volatile</text:span><text:span text:style-name="T100"> </text:span><text:span text:style-name="T102">long</text:span><text:span text:style-name="T100"> </text:span><text:span text:style-name="T103">cnt</text:span><text:span text:style-name="T100"> = 0; <text:s/></text:span><text:span text:style-name="T104">/* Counter */</text:span></text:p>
          <text:p text:style-name="P1"><text:span text:style-name="T100"><text:s text:c="2"/></text:span><text:span text:style-name="T102">sem_t</text:span><text:span text:style-name="T100"> </text:span><text:span text:style-name="T103">mutex</text:span><text:span text:style-name="T100">; <text:s text:c="11"/></text:span><text:span text:style-name="T104">/* Semaphore that protects cnt */</text:span></text:p>
          <text:p text:style-name="P1"><text:span text:style-name="T41"><text:s/></text:span></text:p>
          <text:p text:style-name="P1"><text:span text:style-name="T100"><text:s text:c="2"/></text:span><text:span text:style-name="T100">Sem_init(&amp;mutex, 0, 1); </text:span><text:span text:style-name="T104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8">Surround critical section with </text:span><text:span text:style-name="T27">P</text:span><text:span text:style-name="T18"> and </text:span><text:span text:style-name="T27">V</text:span><text:span text:style-name="T18">:</text:span></text:p>
            </text:list-item>
          </text:list>
          <text:p text:style-name="P10"><text:span text:style-name="T24"/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4" draw:text-style-name="P16" draw:layer="layout" svg:width="13.258cm" svg:height="4.229cm" svg:x="1.343cm" svg:y="11.007cm">
          <text:p text:style-name="P1"><text:span text:style-name="T100"><text:s/></text:span><text:span text:style-name="T101">for</text:span><text:span text:style-name="T100"> (i = 0; i &lt; niters; i++) {</text:span></text:p>
          <text:p text:style-name="P1"><text:span text:style-name="T100"><text:s text:c="5"/></text:span><text:span text:style-name="T100">P(&amp;mutex);</text:span></text:p>
          <text:p text:style-name="P1"><text:span text:style-name="T100"><text:s text:c="5"/></text:span><text:span text:style-name="T100">cnt++;</text:span></text:p>
          <text:p text:style-name="P1"><text:span text:style-name="T100"><text:s text:c="5"/></text:span><text:span text:style-name="T100">V(&amp;mutex);</text:span></text:p>
          <text:p text:style-name="P1"><text:span text:style-name="T100"><text:s text:c="2"/></text:span><text:span text:style-name="T10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34" draw:layer="layout" svg:width="7.951cm" svg:height="3.629cm" svg:x="15.704cm" svg:y="11.239cm">
          <text:p text:style-name="P1"><text:span text:style-name="T78">linux&gt; ./goodcnt 10000</text:span></text:p>
          <text:p text:style-name="P1"><text:span text:style-name="T78">OK cnt=20000</text:span></text:p>
          <text:p text:style-name="P1"><text:span text:style-name="T78">linux&gt; ./goodcnt 10000</text:span></text:p>
          <text:p text:style-name="P1"><text:span text:style-name="T78">OK cnt=20000</text:span></text:p>
          <text:p text:style-name="P1"><text:span text:style-name="T78">linux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14.952cm" svg:height="2.28cm" svg:x="9.948cm" svg:y="16.119cm">
          <text:p text:style-name="P12"><text:span text:style-name="T18">Warning: It’s orders of magnitude slower than </text:span><text:span text:style-name="T46">badcnt.c.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40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Default_20_1">
        <draw:custom-shape draw:name="CustomShape 1" draw:style-name="gr55" draw:text-style-name="P50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3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0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2" draw:layer="layout" svg:width="8.621cm" svg:height="9.142cm" svg:x="16.14cm" svg:y="3.836cm">
          <text:p text:style-name="P1"><text:span text:style-name="T25">Provide mutually exclusive access to shared variable by surrounding critical section with <text:s/></text:span><text:span text:style-name="T57">P</text:span><text:span text:style-name="T25"> and </text:span><text:span text:style-name="T57">V</text:span><text:span text:style-name="T25"> operations on semaphore </text:span><text:span text:style-name="T41">s</text:span><text:span text:style-name="T25"> (initially set to 1)</text:span></text:p>
          <text:p text:style-name="P1"><text:span text:style-name="T2"/></text:p>
          <text:p text:style-name="P1"><text:span text:style-name="T25">Semaphore invariant </text:span></text:p>
          <text:p text:style-name="P1"><text:span text:style-name="T25">creates a </text:span><text:span text:style-name="T106">forbidden region</text:span></text:p>
          <text:p text:style-name="P1"><text:span text:style-name="T25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6" draw:text-style-name="P17" draw:layer="layout" svg:x1="2.271cm" svg:y1="16.355cm" svg:x2="15.023cm" svg:y2="16.356cm">
          <text:p/>
        </draw:line>
        <draw:line draw:name="Line 7" draw:style-name="gr46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51"><text:span text:style-name="T25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5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5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51"><text:span text:style-name="T25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5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5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7" draw:text-style-name="P52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7" draw:text-style-name="P52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7" draw:text-style-name="P52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7" draw:text-style-name="P52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7" draw:text-style-name="P52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52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57" draw:text-style-name="P52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57" draw:text-style-name="P52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57" draw:text-style-name="P52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57" draw:text-style-name="P52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57" draw:text-style-name="P52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57" draw:text-style-name="P52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57" draw:text-style-name="P52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57" draw:text-style-name="P52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57" draw:text-style-name="P52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7" draw:text-style-name="P52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57" draw:text-style-name="P52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57" draw:text-style-name="P52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57" draw:text-style-name="P52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57" draw:text-style-name="P52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57" draw:text-style-name="P52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57" draw:text-style-name="P52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57" draw:text-style-name="P52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7" draw:text-style-name="P52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57" draw:text-style-name="P52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57" draw:text-style-name="P52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57" draw:text-style-name="P52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57" draw:text-style-name="P52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57" draw:text-style-name="P52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57" draw:text-style-name="P52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2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2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2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57" draw:text-style-name="P52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57" draw:text-style-name="P52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57" draw:text-style-name="P52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57" draw:text-style-name="P52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57" draw:text-style-name="P52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57" draw:text-style-name="P52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57" draw:text-style-name="P52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7" draw:text-style-name="P52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57" draw:text-style-name="P52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57" draw:text-style-name="P52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57" draw:text-style-name="P52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57" draw:text-style-name="P52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57" draw:text-style-name="P52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57" draw:text-style-name="P52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57" draw:text-style-name="P52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57" draw:text-style-name="P52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57" draw:text-style-name="P52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7" draw:text-style-name="P52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57" draw:text-style-name="P52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57" draw:text-style-name="P52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57" draw:text-style-name="P52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57" draw:text-style-name="P52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57" draw:text-style-name="P52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57" draw:text-style-name="P52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57" draw:text-style-name="P52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57" draw:text-style-name="P52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57" draw:text-style-name="P52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7" draw:text-style-name="P52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57" draw:text-style-name="P52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57" draw:text-style-name="P52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57" draw:text-style-name="P52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51"><text:span text:style-name="T25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51"><text:span text:style-name="T25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51"><text:span text:style-name="T25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51"><text:span text:style-name="T25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5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5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51"><text:span text:style-name="T25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51"><text:span text:style-name="T25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51"><text:span text:style-name="T25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51"><text:span text:style-name="T25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1" draw:text-style-name="P2" draw:layer="layout" svg:width="0.695cm" svg:height="0.756cm" svg:x="2.229cm" svg:y="15.664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1" draw:text-style-name="P2" draw:layer="layout" svg:width="0.695cm" svg:height="0.756cm" svg:x="4.045cm" svg:y="15.664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1" draw:text-style-name="P2" draw:layer="layout" svg:width="0.695cm" svg:height="0.756cm" svg:x="5.76cm" svg:y="15.66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1" draw:text-style-name="P2" draw:layer="layout" svg:width="0.695cm" svg:height="0.756cm" svg:x="7.286cm" svg:y="15.66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1" draw:text-style-name="P2" draw:layer="layout" svg:width="0.695cm" svg:height="0.756cm" svg:x="9.005cm" svg:y="15.66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1" draw:text-style-name="P2" draw:layer="layout" svg:width="0.695cm" svg:height="0.756cm" svg:x="10.722cm" svg:y="15.66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1" draw:text-style-name="P2" draw:layer="layout" svg:width="0.695cm" svg:height="0.756cm" svg:x="12.436cm" svg:y="15.664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1" draw:text-style-name="P2" draw:layer="layout" svg:width="0.695cm" svg:height="0.756cm" svg:x="14.155cm" svg:y="15.664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1" draw:text-style-name="P2" draw:layer="layout" svg:width="0.695cm" svg:height="0.756cm" svg:x="2.321cm" svg:y="13.8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1" draw:text-style-name="P2" draw:layer="layout" svg:width="0.695cm" svg:height="0.756cm" svg:x="4.138cm" svg:y="13.8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" draw:layer="layout" svg:width="0.695cm" svg:height="0.756cm" svg:x="5.852cm" svg:y="13.8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1" draw:text-style-name="P2" draw:layer="layout" svg:width="0.695cm" svg:height="0.756cm" svg:x="7.379cm" svg:y="13.8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1" draw:text-style-name="P2" draw:layer="layout" svg:width="0.695cm" svg:height="0.756cm" svg:x="9.099cm" svg:y="13.8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1" draw:text-style-name="P2" draw:layer="layout" svg:width="0.695cm" svg:height="0.756cm" svg:x="10.814cm" svg:y="13.8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1" draw:text-style-name="P2" draw:layer="layout" svg:width="0.695cm" svg:height="0.756cm" svg:x="12.529cm" svg:y="13.8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1" draw:text-style-name="P2" draw:layer="layout" svg:width="0.695cm" svg:height="0.756cm" svg:x="14.25cm" svg:y="13.8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1" draw:text-style-name="P2" draw:layer="layout" svg:width="0.695cm" svg:height="0.756cm" svg:x="2.32cm" svg:y="12.34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1" draw:text-style-name="P2" draw:layer="layout" svg:width="0.695cm" svg:height="0.756cm" svg:x="4.137cm" svg:y="12.34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1" draw:text-style-name="P2" draw:layer="layout" svg:width="0.809cm" svg:height="0.756cm" svg:x="5.711cm" svg:y="12.229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1" draw:text-style-name="P2" draw:layer="layout" svg:width="0.809cm" svg:height="0.756cm" svg:x="7.33cm" svg:y="12.229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1" draw:text-style-name="P2" draw:layer="layout" svg:width="0.809cm" svg:height="0.756cm" svg:x="9.045cm" svg:y="12.229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1" draw:text-style-name="P2" draw:layer="layout" svg:width="0.809cm" svg:height="0.756cm" svg:x="9.927cm" svg:y="12.229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1" draw:text-style-name="P2" draw:layer="layout" svg:width="0.695cm" svg:height="0.756cm" svg:x="12.529cm" svg:y="12.34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1" draw:text-style-name="P2" draw:layer="layout" svg:width="0.695cm" svg:height="0.756cm" svg:x="14.249cm" svg:y="12.344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1" draw:text-style-name="P2" draw:layer="layout" svg:width="0.695cm" svg:height="0.756cm" svg:x="2.334cm" svg:y="10.628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1" draw:text-style-name="P2" draw:layer="layout" svg:width="0.695cm" svg:height="0.756cm" svg:x="4.146cm" svg:y="10.628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1" draw:text-style-name="P2" draw:layer="layout" svg:width="0.809cm" svg:height="0.756cm" svg:x="5.711cm" svg:y="11.008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1" draw:text-style-name="P2" draw:layer="layout" svg:width="0.809cm" svg:height="0.756cm" svg:x="7.33cm" svg:y="11.008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1" draw:text-style-name="P2" draw:layer="layout" svg:width="0.809cm" svg:height="0.756cm" svg:x="9.045cm" svg:y="11.008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1" draw:text-style-name="P2" draw:layer="layout" svg:width="0.809cm" svg:height="0.756cm" svg:x="9.927cm" svg:y="11.008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1" draw:text-style-name="P2" draw:layer="layout" svg:width="0.695cm" svg:height="0.756cm" svg:x="12.538cm" svg:y="10.628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1" draw:text-style-name="P2" draw:layer="layout" svg:width="0.695cm" svg:height="0.756cm" svg:x="14.253cm" svg:y="10.628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1" draw:text-style-name="P2" draw:layer="layout" svg:width="0.695cm" svg:height="0.756cm" svg:x="2.334cm" svg:y="9.103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1" draw:text-style-name="P2" draw:layer="layout" svg:width="0.695cm" svg:height="0.756cm" svg:x="4.146cm" svg:y="9.103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1" draw:text-style-name="P2" draw:layer="layout" svg:width="0.809cm" svg:height="0.756cm" svg:x="5.711cm" svg:y="9.367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1" draw:text-style-name="P2" draw:layer="layout" svg:width="0.809cm" svg:height="0.756cm" svg:x="7.33cm" svg:y="9.367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1" draw:text-style-name="P2" draw:layer="layout" svg:width="0.809cm" svg:height="0.756cm" svg:x="9.045cm" svg:y="9.367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1" draw:text-style-name="P2" draw:layer="layout" svg:width="0.809cm" svg:height="0.756cm" svg:x="9.927cm" svg:y="9.367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1" draw:text-style-name="P2" draw:layer="layout" svg:width="0.695cm" svg:height="0.756cm" svg:x="12.538cm" svg:y="9.103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1" draw:text-style-name="P2" draw:layer="layout" svg:width="0.695cm" svg:height="0.756cm" svg:x="14.253cm" svg:y="9.103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1" draw:text-style-name="P2" draw:layer="layout" svg:width="0.695cm" svg:height="0.756cm" svg:x="2.32cm" svg:y="7.46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1" draw:text-style-name="P2" draw:layer="layout" svg:width="0.695cm" svg:height="0.756cm" svg:x="4.137cm" svg:y="7.46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1" draw:text-style-name="P2" draw:layer="layout" svg:width="0.809cm" svg:height="0.756cm" svg:x="5.711cm" svg:y="8.146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1" draw:text-style-name="P2" draw:layer="layout" svg:width="0.809cm" svg:height="0.756cm" svg:x="7.33cm" svg:y="8.146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1" draw:text-style-name="P2" draw:layer="layout" svg:width="0.809cm" svg:height="0.756cm" svg:x="9.045cm" svg:y="8.146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1" draw:text-style-name="P2" draw:layer="layout" svg:width="0.809cm" svg:height="0.756cm" svg:x="9.927cm" svg:y="8.146cm">
          <text:p text:style-name="P1"><text:span text:style-name="T107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1" draw:text-style-name="P2" draw:layer="layout" svg:width="0.695cm" svg:height="0.756cm" svg:x="12.529cm" svg:y="7.46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1" draw:text-style-name="P2" draw:layer="layout" svg:width="0.695cm" svg:height="0.756cm" svg:x="14.249cm" svg:y="7.46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1" draw:text-style-name="P2" draw:layer="layout" svg:width="0.695cm" svg:height="0.756cm" svg:x="2.321cm" svg:y="5.85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1" draw:text-style-name="P2" draw:layer="layout" svg:width="0.695cm" svg:height="0.756cm" svg:x="4.138cm" svg:y="5.85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1" draw:text-style-name="P2" draw:layer="layout" svg:width="0.695cm" svg:height="0.756cm" svg:x="5.852cm" svg:y="5.85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1" draw:text-style-name="P2" draw:layer="layout" svg:width="0.695cm" svg:height="0.756cm" svg:x="7.379cm" svg:y="5.85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1" draw:text-style-name="P2" draw:layer="layout" svg:width="0.695cm" svg:height="0.756cm" svg:x="9.099cm" svg:y="5.85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1" draw:text-style-name="P2" draw:layer="layout" svg:width="0.695cm" svg:height="0.756cm" svg:x="10.814cm" svg:y="5.857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1" draw:text-style-name="P2" draw:layer="layout" svg:width="0.695cm" svg:height="0.756cm" svg:x="12.529cm" svg:y="5.85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1" draw:text-style-name="P2" draw:layer="layout" svg:width="0.695cm" svg:height="0.756cm" svg:x="14.25cm" svg:y="5.857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1" draw:text-style-name="P2" draw:layer="layout" svg:width="0.695cm" svg:height="0.756cm" svg:x="2.321cm" svg:y="4.142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1" draw:text-style-name="P2" draw:layer="layout" svg:width="0.695cm" svg:height="0.756cm" svg:x="4.138cm" svg:y="4.142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1" draw:text-style-name="P2" draw:layer="layout" svg:width="0.695cm" svg:height="0.756cm" svg:x="5.852cm" svg:y="4.14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1" draw:text-style-name="P2" draw:layer="layout" svg:width="0.695cm" svg:height="0.756cm" svg:x="7.379cm" svg:y="4.14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1" draw:text-style-name="P2" draw:layer="layout" svg:width="0.695cm" svg:height="0.756cm" svg:x="9.099cm" svg:y="4.14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1" draw:text-style-name="P2" draw:layer="layout" svg:width="0.695cm" svg:height="0.756cm" svg:x="10.814cm" svg:y="4.142cm">
          <text:p text:style-name="P1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1" draw:text-style-name="P2" draw:layer="layout" svg:width="0.695cm" svg:height="0.756cm" svg:x="12.529cm" svg:y="4.142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1" draw:text-style-name="P2" draw:layer="layout" svg:width="0.695cm" svg:height="0.756cm" svg:x="14.25cm" svg:y="4.142cm">
          <text:p text:style-name="P1"><text:span text:style-name="T10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" draw:layer="layout" svg:width="2.464cm" svg:height="1.773cm" svg:x="0.434cm" svg:y="17.198cm">
          <text:p text:style-name="P12"><text:span text:style-name="T25">Initially</text:span></text:p>
          <text:p text:style-name="P12"><text:span text:style-name="T25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4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58" draw:text-style-name="P17" draw:layer="layout" svg:width="0.759cm" svg:height="0.599cm" draw:transform="rotate (-1.5707963267949) translate (2.265cm 16.4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Default_20_1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8">Programmers need a clear model of how variables are shared by threads. 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Variables shared by multiple threads must be protected to ensure mutually exclusive access.</text:span></text:p>
            </text:list-item>
          </text:list>
          <text:p text:style-name="P11"><text:span text:style-name="T24"/></text:p>
          <text:list text:continue-numbering="true" text:style-name="L2">
            <text:list-item>
              <text:p text:style-name="P11"><text:span text:style-name="T18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5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31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31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3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3.313cm" svg:height="9.985cm" svg:x="3.485cm" svg:y="2.023cm" presentation:class="page"/>
        <draw:frame presentation:style-name="Title_2c__20_2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79cm" svg:height="0.671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313cm" svg:height="9.985cm" svg:x="3.485cm" svg:y="2.023cm" presentation:class="page"/>
        <draw:frame presentation:style-name="Default_20_1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18-11-07T12:59:15.681194705</dc:date>
    <meta:editing-cycles>964</meta:editing-cycles>
    <dc:title>Introduction to Computer Systems 15-213/18-243, spring 2009</dc:title>
    <meta:editing-duration>P20DT27S</meta:editing-duration>
    <meta:generator>LibreOffice/6.0.3.2$MacOSX_X86_64 LibreOffice_project/8f48d515416608e3a835360314dac7e47fd0b821</meta:generator>
    <meta:document-statistic meta:object-count="8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